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g2" svg:font-family="Inconsolata-g" style:font-family-generic="modern" style:font-pitch="fixed"/>
    <style:font-face style:name="Inconsolata-g1" svg:font-family="Inconsolata-g" style:font-family-generic="modern" style:font-pitch="variable"/>
    <style:font-face style:name="Arial" svg:font-family="Arial" style:font-family-generic="roman" style:font-pitch="variable"/>
    <style:font-face style:name="Inconsolata-g" svg:font-family="Inconsolata-g"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1"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Inconsolata-g3" svg:font-family="Inconsolata-g"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528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544cm"/>
    </style:style>
    <style:style style:name="gr8" style:family="graphic" style:parent-style-name="standard">
      <style:graphic-properties draw:stroke="none" svg:stroke-color="#000000" draw:fill="none" draw:fill-color="#ffffff" draw:auto-grow-height="true" draw:auto-grow-width="false" fo:max-height="0cm" fo:min-height="2.798cm"/>
    </style:style>
    <style:style style:name="gr9" style:family="graphic" style:parent-style-name="objectwithoutfill">
      <style:graphic-properties draw:marker-end="Arrow" draw:marker-end-width="0.3cm" draw:fill="none" draw:textarea-vertical-align="middle"/>
    </style:style>
    <style:style style:name="gr10" style:family="graphic">
      <style:graphic-properties draw:textarea-horizontal-align="justify" draw:textarea-vertical-align="middle" draw:auto-grow-height="false"/>
    </style:style>
    <style:style style:name="gr11" style:family="graphic">
      <style:graphic-properties draw:textarea-horizontal-align="justify" draw:textarea-vertical-align="middle" draw:auto-grow-height="false"/>
    </style:style>
    <style:style style:name="gr12" style:family="graphic" style:parent-style-name="standard">
      <style:graphic-properties draw:stroke="none" draw:fill="none" draw:fill-color="#ffffff" draw:auto-grow-width="true" fo:min-height="1.023cm" fo:min-width="10.646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855cm"/>
    </style:style>
    <style:style style:name="pr6" style:family="presentation" style:parent-style-name="Default-outline1">
      <style:graphic-properties fo:min-height="11.929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r9" style:family="presentation" style:parent-style-name="Default-subtitle">
      <style:graphic-properties draw:fill-color="#ffffff" draw:auto-grow-height="true" fo:min-height="12.179cm"/>
    </style:style>
    <style:style style:name="P1" style:family="paragraph">
      <style:text-properties fo:font-size="32pt"/>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22pt" style:font-size-asian="22pt" style:font-size-complex="22pt"/>
    </style:style>
    <style:style style:name="P6" style:family="paragraph">
      <style:text-properties fo:font-size="28pt" style:font-size-asian="28pt" style:font-size-complex="28pt"/>
    </style:style>
    <style:style style:name="P7" style:family="paragraph">
      <style:text-properties fo:font-size="32pt" style:font-size-asian="32pt" style:font-size-complex="32pt"/>
    </style:style>
    <style:style style:name="P8" style:family="paragraph">
      <style:paragraph-properties fo:text-align="start"/>
    </style:style>
    <style:style style:name="P9" style:family="paragraph">
      <style:text-properties fo:font-size="127.800003051758pt" style:font-size-asian="127.800003051758pt" style:font-size-complex="127.800003051758pt"/>
    </style:style>
    <style:style style:name="P10" style:family="paragraph">
      <style:text-properties fo:font-size="13pt" style:font-size-asian="13pt" style:font-size-complex="13pt"/>
    </style:style>
    <style:style style:name="P11" style:family="paragraph">
      <style:text-properties fo:font-size="26pt" style:font-size-asian="26pt" style:font-size-complex="26pt"/>
    </style:style>
    <style:style style:name="P12" style:family="paragraph">
      <style:paragraph-properties fo:margin-top="0cm" fo:margin-bottom="0cm" fo:text-align="start"/>
      <style:text-properties fo:font-size="28pt" style:font-size-asian="28pt" style:font-size-complex="28pt"/>
    </style:style>
    <style:style style:name="P13" style:family="paragraph">
      <style:paragraph-properties fo:margin-top="0cm" fo:margin-bottom="0cm"/>
      <style:text-properties fo:font-size="28pt" style:font-size-asian="28pt" style:font-size-complex="28pt"/>
    </style:style>
    <style:style style:name="P14" style:family="paragraph">
      <style:paragraph-properties fo:text-align="start"/>
      <style:text-properties fo:font-size="20pt" style:font-size-asian="20pt" style:font-size-complex="20pt"/>
    </style:style>
    <style:style style:name="P15" style:family="paragraph">
      <style:paragraph-properties fo:margin-left="0cm" fo:margin-right="0cm" fo:text-align="start" fo:text-indent="0cm"/>
    </style:style>
    <style:style style:name="P16" style:family="paragraph">
      <style:paragraph-properties fo:margin-top="0cm" fo:margin-bottom="0.499cm" fo:text-align="start"/>
    </style:style>
    <style:style style:name="P17" style:family="paragraph">
      <style:paragraph-properties fo:margin-left="0cm" fo:margin-right="0cm" fo:text-align="start" fo:text-indent="0cm"/>
      <style:text-properties fo:font-size="22pt" style:font-size-asian="22pt" style:font-size-complex="22pt"/>
    </style:style>
    <style:style style:name="P18" style:family="paragraph">
      <style:paragraph-properties fo:text-align="center"/>
      <style:text-properties fo:font-size="16pt" style:font-size-asian="16pt" style:font-size-complex="16pt"/>
    </style:style>
    <style:style style:name="P19" style:family="paragraph">
      <style:text-properties fo:font-size="16pt" style:font-size-asian="16pt" style:font-size-complex="16pt"/>
    </style:style>
    <style:style style:name="T1" style:family="text">
      <style:text-properties fo:font-size="36pt" style:font-size-asian="36pt" style:font-size-complex="36pt"/>
    </style:style>
    <style:style style:name="T2" style:family="text">
      <style:text-properties fo:font-size="26pt" style:font-size-asian="26pt" style:font-size-complex="26pt"/>
    </style:style>
    <style:style style:name="T3" style:family="text">
      <style:text-properties fo:font-size="14pt" style:font-size-asian="14pt" style:font-size-complex="14pt"/>
    </style:style>
    <style:style style:name="T4" style:family="text">
      <style:text-properties fo:font-size="22pt" style:font-size-asian="22pt" style:font-size-complex="22pt"/>
    </style:style>
    <style:style style:name="T5" style:family="text">
      <style:text-properties fo:font-size="32pt" style:font-size-asian="32pt" style:font-size-complex="32pt"/>
    </style:style>
    <style:style style:name="T6" style:family="text">
      <style:text-properties fo:color="#3b3b3b" fo:font-size="28pt" style:font-size-asian="28pt" style:font-size-complex="28pt"/>
    </style:style>
    <style:style style:name="T7" style:family="text">
      <style:text-properties fo:color="#006699" fo:font-size="28pt" fo:font-weight="bold" style:font-size-asian="28pt" style:font-weight-asian="bold" style:font-size-complex="28pt" style:font-weight-complex="bold"/>
    </style:style>
    <style:style style:name="T8" style:family="text">
      <style:text-properties fo:color="#a8017e" fo:font-size="28pt" style:font-size-asian="28pt" style:font-size-complex="28pt"/>
    </style:style>
    <style:style style:name="T9" style:family="text">
      <style:text-properties fo:color="#45ae34" fo:font-size="28pt" fo:font-weight="bold" style:font-size-asian="28pt" style:font-weight-asian="bold" style:font-size-complex="28pt" style:font-weight-complex="bold"/>
    </style:style>
    <style:style style:name="T10" style:family="text">
      <style:text-properties fo:color="#666666" fo:font-size="28pt" style:font-size-asian="28pt" style:font-size-complex="28pt"/>
    </style:style>
    <style:style style:name="T11" style:family="text">
      <style:text-properties fo:font-size="20pt"/>
    </style:style>
    <style:style style:name="T12" style:family="text">
      <style:text-properties fo:font-weight="bold"/>
    </style:style>
    <style:style style:name="T13" style:family="text">
      <style:text-properties fo:text-shadow="none" fo:font-weight="normal" style:font-weight-asian="normal" style:font-weight-complex="normal"/>
    </style:style>
    <style:style style:name="T14" style:family="text">
      <style:text-properties fo:color="#af82d4" fo:font-size="127.800003051758pt" style:font-size-asian="127.800003051758pt" style:font-size-complex="127.800003051758pt"/>
    </style:style>
    <style:style style:name="T15" style:family="text">
      <style:text-properties fo:color="#3b3b3b" fo:font-size="127.800003051758pt" style:font-size-asian="127.800003051758pt" style:font-size-complex="127.800003051758pt"/>
    </style:style>
    <style:style style:name="T16" style:family="text">
      <style:text-properties fo:color="#45ae34" fo:font-size="127.800003051758pt" fo:font-weight="bold" style:font-size-asian="127.800003051758pt" style:font-weight-asian="bold" style:font-size-complex="127.800003051758pt" style:font-weight-complex="bold"/>
    </style:style>
    <style:style style:name="T17" style:family="text">
      <style:text-properties fo:color="#666666" fo:font-size="127.800003051758pt" style:font-size-asian="127.800003051758pt" style:font-size-complex="127.800003051758pt"/>
    </style:style>
    <style:style style:name="T18" style:family="text">
      <style:text-properties fo:color="#006699" fo:font-size="127.800003051758pt" fo:font-weight="bold" style:font-size-asian="127.800003051758pt" style:font-weight-asian="bold" style:font-size-complex="127.800003051758pt" style:font-weight-complex="bold"/>
    </style:style>
    <style:style style:name="T19" style:family="text">
      <style:text-properties fo:font-size="13pt" style:font-size-asian="13pt" style:font-size-complex="13pt"/>
    </style:style>
    <style:style style:name="T20" style:family="text">
      <style:text-properties fo:font-style="italic" style:font-style-asian="italic" style:font-style-complex="italic"/>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color="#808080"/>
    </style:style>
    <style:style style:name="T24" style:family="text">
      <style:text-properties fo:color="#808080" fo:font-weight="bold"/>
    </style:style>
    <style:style style:name="T25" style:family="text">
      <style:text-properties fo:color="#808080" fo:text-shadow="none" fo:font-weight="normal" style:font-weight-asian="normal" style:font-weight-complex="normal"/>
    </style:style>
    <style:style style:name="T26" style:family="text">
      <style:text-properties fo:font-size="20pt" fo:font-weight="bold"/>
    </style:style>
    <style:style style:name="T27" style:family="text">
      <style:text-properties fo:font-size="27.5pt" style:font-size-asian="27.5pt" style:font-size-complex="27.5pt"/>
    </style:style>
    <style:style style:name="T28" style:family="text">
      <style:text-properties fo:font-size="23.2000007629395pt" style:font-size-asian="23.2000007629395pt" style:font-size-complex="23.2000007629395pt"/>
    </style:style>
    <style:style style:name="T29" style:family="text">
      <style:text-properties fo:font-size="20pt" style:font-size-asian="20pt" style:font-size-complex="20pt"/>
    </style:style>
    <style:style style:name="T30" style:family="text">
      <style:text-properties fo:color="#000000"/>
    </style:style>
    <style:style style:name="T31" style:family="text">
      <style:text-properties fo:font-size="28pt" style:font-size-asian="28pt" style:font-size-complex="28pt"/>
    </style:style>
    <style:style style:name="T32" style:family="text">
      <style:text-properties fo:color="#3b3b3b" fo:font-size="20pt" style:font-size-asian="20pt" style:font-size-complex="20pt"/>
    </style:style>
    <style:style style:name="T33" style:family="text">
      <style:text-properties fo:color="#45ae34" fo:font-size="20pt" fo:font-weight="bold" style:font-size-asian="20pt" style:font-weight-asian="bold" style:font-size-complex="20pt" style:font-weight-complex="bold"/>
    </style:style>
    <style:style style:name="T34" style:family="text">
      <style:text-properties fo:color="#af82d4" fo:font-size="20pt" style:font-size-asian="20pt" style:font-size-complex="20pt"/>
    </style:style>
    <style:style style:name="T35" style:family="text">
      <style:text-properties fo:color="#006699" fo:font-size="20pt" fo:font-weight="bold" style:font-size-asian="20pt" style:font-weight-asian="bold" style:font-size-complex="20pt" style:font-weight-complex="bold"/>
    </style:style>
    <style:style style:name="T36" style:family="text">
      <style:text-properties fo:color="#a8017e" fo:font-size="20pt" style:font-size-asian="20pt" style:font-size-complex="20pt"/>
    </style:style>
    <style:style style:name="T37" style:family="text">
      <style:text-properties fo:color="#0053ff" fo:font-size="20pt" fo:font-weight="bold" style:font-size-asian="20pt" style:font-weight-asian="bold" style:font-size-complex="20pt" style:font-weight-complex="bold"/>
    </style:style>
    <style:style style:name="T38" style:family="text">
      <style:text-properties fo:color="#ffffff" fo:font-size="20pt" style:font-size-asian="20pt" style:font-size-complex="20pt"/>
    </style:style>
    <style:style style:name="T39" style:family="text">
      <style:text-properties fo:color="#666666" fo:font-size="20pt" style:font-size-asian="20pt" style:font-size-complex="20pt"/>
    </style:style>
    <style:style style:name="T40" style:family="text">
      <style:text-properties fo:color="#af82d4" fo:font-size="22pt" style:font-size-asian="22pt" style:font-size-complex="22pt"/>
    </style:style>
    <style:style style:name="T41" style:family="text">
      <style:text-properties fo:color="#3b3b3b" fo:font-size="22pt" style:font-size-asian="22pt" style:font-size-complex="22pt"/>
    </style:style>
    <style:style style:name="T42" style:family="text">
      <style:text-properties fo:color="#45ae34" fo:font-size="22pt" fo:font-weight="bold" style:font-size-asian="22pt" style:font-weight-asian="bold" style:font-size-complex="22pt" style:font-weight-complex="bold"/>
    </style:style>
    <style:style style:name="T43" style:family="text">
      <style:text-properties fo:color="#666666" fo:font-size="22pt" style:font-size-asian="22pt" style:font-size-complex="22pt"/>
    </style:style>
    <style:style style:name="T44" style:family="text">
      <style:text-properties fo:color="#006699" fo:font-size="22pt" fo:font-weight="bold" style:font-size-asian="22pt" style:font-weight-asian="bold" style:font-size-complex="22pt" style:font-weight-complex="bold"/>
    </style:style>
    <style:style style:name="T45" style:family="text">
      <style:text-properties fo:color="#21439c" fo:font-size="22pt" style:font-size-asian="22pt" style:font-size-complex="22pt"/>
    </style:style>
    <style:style style:name="T46" style:family="text">
      <style:text-properties fo:color="#0053ff" fo:font-size="22pt" style:font-size-asian="22pt" style:font-size-complex="22pt"/>
    </style:style>
    <style:style style:name="T47" style:family="text">
      <style:text-properties fo:color="#0053ff" fo:font-size="22pt" fo:font-weight="bold" style:font-size-asian="22pt" style:font-weight-asian="bold" style:font-size-complex="22pt" style:font-weight-complex="bold"/>
    </style:style>
    <style:style style:name="T48" style:family="text">
      <style:text-properties fo:font-size="16pt" style:font-size-asian="16pt" style:font-size-complex="16pt"/>
    </style:style>
    <style:style style:name="T49" style:family="text">
      <style:text-properties fo:font-size="16pt" fo:text-shadow="none" style:text-underline-style="solid" style:text-underline-width="auto" style:text-underline-color="font-color" fo:font-weight="bold" style:font-size-asian="16pt" style:font-weight-asian="bold" style:font-size-complex="16pt" style:font-weight-complex="bold"/>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fo:color="#000000" fo:font-weight="bold"/>
    </style:style>
    <style:style style:name="T52" style:family="text">
      <style:text-properties fo:color="#000000" fo:text-shadow="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Profile-directed (meta-)programming</text:span></text:p>
            <text:p><text:span text:style-name="T2">William Bowman*, Swaha Miller, </text:span></text:p>
            <text:p><text:span text:style-name="T2">R. Kent Dybvig</text:span></text:p>
          </draw:text-box>
        </draw:frame>
        <draw:frame draw:style-name="gr1" draw:text-style-name="P2" draw:layer="layout" svg:width="3.135cm" svg:height="0.869cm" svg:x="0.07cm" svg:y="20.058cm">
          <draw:text-box>
            <text:p text:style-name="P2"><text:span text:style-name="T3">* That's me.</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draw:text-box>
              <text:p>In this talk, I'm not going to try to convince you why meta-programming is good. Boost, STL, Delight, and Typed Racket (to name a few) have all shown meta-programming is useful.</text:p>
              <text:p/>
              <text:p>Instead, I want to convince you that meta-programmers need help from compiler writers, because meta-programs are just little compilers.</text:p>
              <text:p/>
            </draw:text-box>
          </draw:frame>
        </presentation:notes>
      </draw:page>
      <draw:page draw:name="page3"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draw:custom-shape draw:style-name="gr3" draw:text-style-name="P5" draw:layer="layout" svg:width="7.62cm" svg:height="2.286cm" svg:x="4.826cm" svg:y="6.096cm">
          <text:p text:style-name="P4"><text:span text:style-name="T4">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4.826cm" svg:y="11.43cm">
          <text:p text:style-name="P4"><text:span text:style-name="T4">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layer="layout" svg:width="6.35cm" svg:height="1.778cm" svg:x="5.334cm" svg:y="4.064cm">
          <draw:text-box>
            <text:p text:style-name="P4">Meta-programming</text:p>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draw:text-box>
              <text:p>Meta-programming allows you to specify the behavior of programs in a high level meta-language. The meta-program then generates a program in a lower level source language. </text:p>
            </draw:text-box>
          </draw:frame>
        </presentation:notes>
      </draw:page>
      <draw:page draw:name="page4"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draw:custom-shape draw:style-name="gr3" draw:text-style-name="P5" draw:layer="layout" svg:width="7.62cm" svg:height="2.286cm" svg:x="4.826cm" svg:y="6.096cm">
          <text:p text:style-name="P4"><text:span text:style-name="T4">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4.826cm" svg:y="11.43cm">
          <text:p text:style-name="P4"><text:span text:style-name="T4">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5" draw:layer="layout" svg:width="7.62cm" svg:height="2.286cm" svg:x="16.256cm" svg:y="6.096cm">
          <text:p text:style-name="P4"><text:span text:style-name="T4">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19.30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16.256cm" svg:y="11.43cm">
          <text:p text:style-name="P4"><text:span text:style-name="T4">Target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layer="layout" svg:width="6.35cm" svg:height="1.778cm" svg:x="5.334cm" svg:y="4.064cm">
          <draw:text-box>
            <text:p text:style-name="P4">Meta-programming</text:p>
          </draw:text-box>
        </draw:frame>
        <draw:frame draw:style-name="gr5" draw:layer="layout" svg:width="6.35cm" svg:height="1.778cm" svg:x="16.764cm" svg:y="4.064cm">
          <draw:text-box>
            <text:p text:style-name="P4">Compiler</text:p>
          </draw:text-box>
        </draw:frame>
        <presentation:notes draw:style-name="dp2">
          <draw:page-thumbnail draw:style-name="gr2" draw:layer="layout" svg:width="13.968cm" svg:height="10.476cm" svg:x="3.81cm" svg:y="2.123cm" draw:page-number="4" presentation:class="page"/>
          <draw:frame presentation:style-name="pr4" draw:layer="layout" svg:width="17.271cm" svg:height="12.572cm" svg:x="2.159cm" svg:y="13.271cm" presentation:class="notes" presentation:user-transformed="true">
            <draw:text-box>
              <text:p>Let's look at compilers.</text:p>
              <text:p/>
              <text:p>Compilers allows you to specify the behavior of programs in a high level source language. The compiler then generates a program in a lower level target language.</text:p>
            </draw:text-box>
          </draw:frame>
        </presentation:notes>
      </draw:page>
      <draw:page draw:name="page5"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draw:custom-shape draw:style-name="gr3" draw:text-style-name="P5" draw:layer="layout" svg:width="7.62cm" svg:height="2.286cm" svg:x="4.826cm" svg:y="6.096cm">
          <text:p text:style-name="P4"><text:span text:style-name="T4">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4.826cm" svg:y="11.43cm">
          <text:p text:style-name="P4"><text:span text:style-name="T4">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5" draw:layer="layout" svg:width="7.62cm" svg:height="2.286cm" svg:x="16.256cm" svg:y="6.096cm">
          <text:p text:style-name="P4"><text:span text:style-name="T4">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19.30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16.256cm" svg:y="11.43cm">
          <text:p text:style-name="P4"><text:span text:style-name="T4">Target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layer="layout" svg:width="6.35cm" svg:height="1.778cm" svg:x="5.334cm" svg:y="4.064cm">
          <draw:text-box>
            <text:p text:style-name="P4">Meta-programming</text:p>
          </draw:text-box>
        </draw:frame>
        <draw:frame draw:style-name="gr5" draw:layer="layout" svg:width="6.35cm" svg:height="1.778cm" svg:x="16.764cm" svg:y="4.064cm">
          <draw:text-box>
            <text:p text:style-name="P4">Compiler</text:p>
          </draw:text-box>
        </draw:frame>
        <draw:line draw:style-name="gr6" draw:text-style-name="P4" draw:layer="layout" svg:x1="15.686cm" svg:y1="9.906cm" svg:x2="19.242cm" svg:y2="9.906cm">
          <text:p/>
        </draw:line>
        <draw:frame draw:style-name="gr1" draw:layer="layout" svg:width="4.028cm" svg:height="1.038cm" svg:x="15.492cm" svg:y="8.89cm">
          <draw:text-box>
            <text:p>Over specify</text:p>
          </draw:text-box>
        </draw:frame>
        <draw:line draw:style-name="gr6" draw:text-style-name="P4" draw:layer="layout" svg:x1="13.086cm" svg:y1="9.906cm" svg:x2="9.53cm" svg:y2="9.906cm">
          <text:p/>
        </draw:line>
        <draw:frame draw:style-name="gr1" draw:layer="layout" svg:width="4.028cm" svg:height="1.038cm" svg:x="9.482cm" svg:y="8.868cm">
          <draw:text-box>
            <text:p>Over specify</text:p>
          </draw:text-box>
        </draw:frame>
        <presentation:notes draw:style-name="dp2">
          <draw:page-thumbnail draw:style-name="gr2" draw:layer="layout" svg:width="13.968cm" svg:height="10.476cm" svg:x="3.81cm" svg:y="2.123cm" draw:page-number="5" presentation:class="page"/>
          <draw:frame presentation:style-name="pr4" draw:layer="layout" svg:width="17.271cm" svg:height="12.572cm" svg:x="2.159cm" svg:y="13.271cm" presentation:class="notes" presentation:user-transformed="true">
            <draw:text-box>
              <text:p>The interesting part of a compiler, and a meta-program, is what happens in this arrow.</text:p>
              <text:p/>
              <text:p>Each construct in the meta program (or source language) may not (probably doesn't) have an equivalent form in the source (target) language. So this arrow may produce an overspecification of the original problem. That overspecification may <text:s/>imposes additional constraints not in the original program. <text:s/>Let's see an example</text:p>
            </draw:text-box>
          </draw:frame>
        </presentation:notes>
      </draw:page>
      <draw:page draw:name="page6" draw:style-name="dp1" draw:master-page-name="Default" presentation:presentation-page-layout-name="AL3T1">
        <draw:frame presentation:style-name="pr3" draw:layer="layout" svg:width="25.199cm" svg:height="3.506cm" svg:x="1.4cm" svg:y="0.837cm" presentation:class="title" presentation:user-transformed="true">
          <draw:text-box>
            <text:p>What is meta-programming?<text:line-break/><text:span text:style-name="T5">Example</text:span></text:p>
          </draw:text-box>
        </draw:frame>
        <draw:frame draw:style-name="gr7" draw:text-style-name="P6" draw:layer="layout" svg:width="7.366cm" svg:height="3.981cm" svg:x="3.556cm" svg:y="5.209cm">
          <draw:text-box>
            <text:p><text:span text:style-name="T6">(</text:span><text:span text:style-name="T7">case</text:span><text:span text:style-name="T6"> x</text:span></text:p>
            <text:p><text:span text:style-name="T6"><text:s text:c="2"/></text:span><text:span text:style-name="T6">[(</text:span><text:span text:style-name="T8">1</text:span><text:span text:style-name="T6"> </text:span><text:span text:style-name="T8">2</text:span><text:span text:style-name="T6"> </text:span><text:span text:style-name="T8">3</text:span><text:span text:style-name="T6">) e1]</text:span></text:p>
            <text:p><text:span text:style-name="T6"><text:s text:c="2"/></text:span><text:span text:style-name="T6">[(</text:span><text:span text:style-name="T8">4</text:span><text:span text:style-name="T6"> </text:span><text:span text:style-name="T8">5</text:span><text:span text:style-name="T6"> </text:span><text:span text:style-name="T8">6</text:span><text:span text:style-name="T6">) e2])</text:span></text:p>
          </draw:text-box>
        </draw:frame>
        <draw:frame draw:style-name="gr8" draw:text-style-name="P6" draw:layer="layout" svg:width="12.446cm" svg:height="5.255cm" svg:x="3.302cm" svg:y="12.446cm">
          <draw:text-box>
            <text:p><text:span text:style-name="T6">(</text:span><text:span text:style-name="T7">if</text:span><text:span text:style-name="T6"> (</text:span><text:span text:style-name="T9">memv</text:span><text:span text:style-name="T6"> x </text:span><text:span text:style-name="T10">'</text:span><text:span text:style-name="T6">(</text:span><text:span text:style-name="T8">1</text:span><text:span text:style-name="T6"> </text:span><text:span text:style-name="T8">2</text:span><text:span text:style-name="T6"> </text:span><text:span text:style-name="T8">3</text:span><text:span text:style-name="T6">))</text:span></text:p>
            <text:p><text:span text:style-name="T6"><text:s text:c="4"/></text:span><text:span text:style-name="T6">e1</text:span></text:p>
            <text:p><text:span text:style-name="T6"><text:s text:c="4"/></text:span><text:span text:style-name="T6">(</text:span><text:span text:style-name="T7">if</text:span><text:span text:style-name="T6"> (</text:span><text:span text:style-name="T9">memv</text:span><text:span text:style-name="T6"> x </text:span><text:span text:style-name="T10">'</text:span><text:span text:style-name="T6">(</text:span><text:span text:style-name="T8">4</text:span><text:span text:style-name="T6"> </text:span><text:span text:style-name="T8">5</text:span><text:span text:style-name="T6"> </text:span><text:span text:style-name="T8">6</text:span><text:span text:style-name="T6">))</text:span></text:p>
            <text:p><text:span text:style-name="T6"><text:s text:c="8"/></text:span><text:span text:style-name="T6">e2))</text:span></text:p>
          </draw:text-box>
        </draw:frame>
        <draw:custom-shape draw:style-name="gr4" draw:text-style-name="P4" draw:layer="layout" svg:width="1.524cm" svg:height="2.286cm" svg:x="5.842cm" svg:y="9.6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6" presentation:class="page"/>
          <draw:frame presentation:style-name="pr4" draw:text-style-name="P3" draw:layer="layout" svg:width="17.271cm" svg:height="14.978cm" svg:x="2.159cm" svg:y="13.271cm" presentation:class="notes" presentation:user-transformed="true">
            <draw:text-box>
              <text:p><text:span text:style-name="T11">Let's look at Scheme's case construct. For those that don't know, case is similar to C's switch statement; it does conditional branching on a value.</text:span></text:p>
              <text:p><text:span text:style-name="T11"/></text:p>
              <text:p><text:span text:style-name="T11">The order of evaluation of case clauses is unspecified in the original program, as long only e1 is evaluated when x is 1 2 or 3, and only e2 is evaluated when x is 4 5 or 6. But when we implement case using if, suddenly a specific order is imposed. And maybe it's not a good order.</text:span></text:p>
              <text:p><text:span text:style-name="T11"/></text:p>
              <text:p><text:span text:style-name="T11">Compiler writers have been dealing with this for eons. They have created lots of optimizations and techniques that take advantage of the original unspecified behavior to produce the fastest, overspecified, code they can. One such technique is PDO</text:span></text:p>
            </draw:text-box>
          </draw:frame>
        </presentation:notes>
      </draw:page>
      <draw:page draw:name="page7" draw:style-name="dp1" draw:master-page-name="Default" presentation:presentation-page-layout-name="AL3T1">
        <draw:frame presentation:style-name="pr5" draw:layer="layout" svg:width="25.199cm" svg:height="3.855cm" svg:x="1.4cm" svg:y="0.663cm" presentation:class="title" presentation:user-transformed="true">
          <draw:text-box>
            <text:p>What is profile-directed optimization?</text:p>
          </draw:text-box>
        </draw:frame>
        <draw:frame draw:style-name="gr1" draw:text-style-name="P2" draw:layer="layout" svg:width="9.019cm" svg:height="0.865cm" svg:x="-0.046cm" svg:y="20.09cm">
          <draw:text-box>
            <text:p text:style-name="P2"><text:span text:style-name="T3">Matthias: sorry for this foobar example.</text:span></text:p>
          </draw:text-box>
        </draw:frame>
        <draw:frame draw:style-name="gr7" draw:text-style-name="P6" draw:layer="layout" svg:width="7.366cm" svg:height="3.981cm" svg:x="15.494cm" svg:y="5.375cm">
          <draw:text-box>
            <text:p><text:span text:style-name="T6">(</text:span><text:span text:style-name="T7">case</text:span><text:span text:style-name="T6"> x</text:span></text:p>
            <text:p><text:span text:style-name="T6"><text:s text:c="2"/></text:span><text:span text:style-name="T6">[(</text:span><text:span text:style-name="T8">4</text:span><text:span text:style-name="T6"> </text:span><text:span text:style-name="T8">5</text:span><text:span text:style-name="T6"> </text:span><text:span text:style-name="T8">6</text:span><text:span text:style-name="T6">) e2]</text:span></text:p>
            <text:p><text:span text:style-name="T6"><text:s text:c="2"/></text:span><text:span text:style-name="T6">[(</text:span><text:span text:style-name="T8">1</text:span><text:span text:style-name="T6"> </text:span><text:span text:style-name="T8">2</text:span><text:span text:style-name="T6"> </text:span><text:span text:style-name="T8">3</text:span><text:span text:style-name="T6">) e1])</text:span></text:p>
          </draw:text-box>
        </draw:frame>
        <draw:frame draw:style-name="gr8" draw:text-style-name="P6" draw:layer="layout" svg:width="11.43cm" svg:height="5.255cm" svg:x="15.24cm" svg:y="12.312cm">
          <draw:text-box>
            <text:p><text:span text:style-name="T6">(</text:span><text:span text:style-name="T7">if</text:span><text:span text:style-name="T6"> (</text:span><text:span text:style-name="T9">memv</text:span><text:span text:style-name="T6"> x </text:span><text:span text:style-name="T10">'</text:span><text:span text:style-name="T6">(</text:span><text:span text:style-name="T8">4</text:span><text:span text:style-name="T6"> </text:span><text:span text:style-name="T8">5</text:span><text:span text:style-name="T6"> </text:span><text:span text:style-name="T8">6</text:span><text:span text:style-name="T6">))</text:span></text:p>
            <text:p><text:span text:style-name="T6"><text:s text:c="4"/></text:span><text:span text:style-name="T6">e2</text:span></text:p>
            <text:p><text:span text:style-name="T6"><text:s text:c="4"/></text:span><text:span text:style-name="T6">(</text:span><text:span text:style-name="T7">if</text:span><text:span text:style-name="T6"> (</text:span><text:span text:style-name="T9">memv</text:span><text:span text:style-name="T6"> x </text:span><text:span text:style-name="T10">'</text:span><text:span text:style-name="T6">(</text:span><text:span text:style-name="T8">1</text:span><text:span text:style-name="T6"> </text:span><text:span text:style-name="T8">2</text:span><text:span text:style-name="T6"> </text:span><text:span text:style-name="T8">3</text:span><text:span text:style-name="T6">))</text:span></text:p>
            <text:p><text:span text:style-name="T6"><text:s text:c="8"/></text:span><text:span text:style-name="T6">e1))</text:span></text:p>
          </draw:text-box>
        </draw:frame>
        <draw:custom-shape draw:style-name="gr4" draw:text-style-name="P4" draw:layer="layout" svg:width="1.524cm" svg:height="2.286cm" svg:x="17.78cm" svg:y="9.8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6" draw:layer="layout" svg:width="7.366cm" svg:height="3.981cm" svg:x="3.556cm" svg:y="5.204cm">
          <draw:text-box>
            <text:p><text:span text:style-name="T6">(</text:span><text:span text:style-name="T7">case</text:span><text:span text:style-name="T6"> x</text:span></text:p>
            <text:p><text:span text:style-name="T6"><text:s text:c="2"/></text:span><text:span text:style-name="T6">[(</text:span><text:span text:style-name="T8">1</text:span><text:span text:style-name="T6"> </text:span><text:span text:style-name="T8">2</text:span><text:span text:style-name="T6"> </text:span><text:span text:style-name="T8">3</text:span><text:span text:style-name="T6">) e1]</text:span></text:p>
            <text:p><text:span text:style-name="T6"><text:s text:c="2"/></text:span><text:span text:style-name="T6">[(</text:span><text:span text:style-name="T8">4</text:span><text:span text:style-name="T6"> </text:span><text:span text:style-name="T8">5</text:span><text:span text:style-name="T6"> </text:span><text:span text:style-name="T8">6</text:span><text:span text:style-name="T6">) e2])</text:span></text:p>
          </draw:text-box>
        </draw:frame>
        <draw:frame draw:style-name="gr8" draw:text-style-name="P6" draw:layer="layout" svg:width="12.446cm" svg:height="5.255cm" svg:x="3.302cm" svg:y="12.441cm">
          <draw:text-box>
            <text:p><text:span text:style-name="T6">(</text:span><text:span text:style-name="T7">if</text:span><text:span text:style-name="T6"> (</text:span><text:span text:style-name="T9">memv</text:span><text:span text:style-name="T6"> x </text:span><text:span text:style-name="T10">'</text:span><text:span text:style-name="T6">(</text:span><text:span text:style-name="T8">1</text:span><text:span text:style-name="T6"> </text:span><text:span text:style-name="T8">2</text:span><text:span text:style-name="T6"> </text:span><text:span text:style-name="T8">3</text:span><text:span text:style-name="T6">))</text:span></text:p>
            <text:p><text:span text:style-name="T6"><text:s text:c="4"/></text:span><text:span text:style-name="T6">e1</text:span></text:p>
            <text:p><text:span text:style-name="T6"><text:s text:c="4"/></text:span><text:span text:style-name="T6">(</text:span><text:span text:style-name="T7">if</text:span><text:span text:style-name="T6"> (</text:span><text:span text:style-name="T9">memv</text:span><text:span text:style-name="T6"> x </text:span><text:span text:style-name="T10">'</text:span><text:span text:style-name="T6">(</text:span><text:span text:style-name="T8">4</text:span><text:span text:style-name="T6"> </text:span><text:span text:style-name="T8">5</text:span><text:span text:style-name="T6"> </text:span><text:span text:style-name="T8">6</text:span><text:span text:style-name="T6">))</text:span></text:p>
            <text:p><text:span text:style-name="T6"><text:s text:c="8"/></text:span><text:span text:style-name="T6">e2))</text:span></text:p>
          </draw:text-box>
        </draw:frame>
        <draw:custom-shape draw:style-name="gr4" draw:text-style-name="P4" draw:layer="layout" svg:width="1.524cm" svg:height="2.286cm" svg:x="5.842cm" svg:y="9.6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2.581cm" svg:height="1.038cm" svg:x="1.581cm" svg:y="4.55cm">
          <draw:text-box>
            <text:p>Correct</text:p>
          </draw:text-box>
        </draw:frame>
        <draw:frame draw:style-name="gr1" draw:layer="layout" svg:width="5.929cm" svg:height="1.038cm" svg:x="12.7cm" svg:y="4.672cm">
          <draw:text-box>
            <text:p>Correct and faster?</text:p>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draw:text-box>
              <text:p>While it's simple enough to implement case <text:span text:style-name="T12">correctly</text:span>, maybe this code would be faster if we could do this instead</text:p>
              <text:p/>
              <text:p>* Imagine this is actually 1000 line conditional for parsing unicode.</text:p>
            </draw:text-box>
          </draw:frame>
        </presentation:notes>
      </draw:page>
      <draw:page draw:name="page8"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presentation:style-name="pr6" draw:layer="layout" svg:width="25.199cm" svg:height="12.179cm" svg:x="1.4cm" svg:y="4.914cm" presentation:class="outline" presentation:user-transformed="true">
          <draw:text-box>
            <text:list text:style-name="L3">
              <text:list-item>
                <text:p>Static heuristic – e1 is faster?</text:p>
              </text:list-item>
              <text:list-item>
                <text:p>O(n^3)* static analysis – T </text:p>
                <text:p/>
                <text:p/>
              </text:list-item>
              <text:list-item>
                <text:p>… Run the program and count?</text:p>
              </text:list-item>
            </text:list>
          </draw:text-box>
        </draw:frame>
        <draw:frame draw:style-name="gr1" draw:text-style-name="P2" draw:layer="layout" svg:width="7.851cm" svg:height="0.869cm" svg:x="0.008cm" svg:y="19.958cm">
          <draw:text-box>
            <text:p text:style-name="P2"><text:span text:style-name="T3">* After all, you only compile once.</text:span></text:p>
          </draw:text-box>
        </draw:frame>
        <presentation:notes draw:style-name="dp2">
          <draw:page-thumbnail draw:style-name="gr2" draw:layer="layout" svg:width="13.968cm" svg:height="10.476cm" svg:x="3.81cm" svg:y="2.123cm" draw:page-number="8" presentation:class="page"/>
          <draw:frame presentation:style-name="pr4" draw:layer="layout" svg:width="17.271cm" svg:height="12.572cm" svg:x="2.159cm" svg:y="13.271cm" presentation:class="notes" presentation:user-transformed="true">
            <draw:text-box>
              <text:p>So which branch is more important?</text:p>
              <text:p/>
              <text:p>Well we could try to come up with a good heuristic (i.e. guess).</text:p>
              <text:p/>
              <text:p>We could use a really fancy static analysis and hope it can decide our favorite program.</text:p>
              <text:p/>
              <text:p>… Or we could just run it.</text:p>
            </draw:text-box>
          </draw:frame>
        </presentation:notes>
      </draw:page>
      <draw:page draw:name="page9"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draw:style-name="gr1" draw:text-style-name="P7" xml:id="id1" draw:id="id1" draw:layer="layout" svg:width="12.884cm" svg:height="5.255cm" svg:x="0.354cm" svg:y="13.97cm">
          <draw:text-box>
            <text:p><text:span text:style-name="T6">(</text:span><text:span text:style-name="T7">if</text:span><text:span text:style-name="T6"> (</text:span><text:span text:style-name="T9">memv</text:span><text:span text:style-name="T6"> x </text:span><text:span text:style-name="T10">'</text:span><text:span text:style-name="T6">(</text:span><text:span text:style-name="T8">1</text:span><text:span text:style-name="T6"> </text:span><text:span text:style-name="T8">2</text:span><text:span text:style-name="T6"> </text:span><text:span text:style-name="T8">3</text:span><text:span text:style-name="T6">))</text:span></text:p>
            <text:p><text:span text:style-name="T6"><text:s text:c="4"/></text:span><text:span text:style-name="T6">(begin (count-e1!) e1)</text:span></text:p>
            <text:p><text:span text:style-name="T6"><text:s text:c="4"/></text:span><text:span text:style-name="T6">(</text:span><text:span text:style-name="T7">if</text:span><text:span text:style-name="T6"> (</text:span><text:span text:style-name="T9">memv</text:span><text:span text:style-name="T6"> x </text:span><text:span text:style-name="T10">'</text:span><text:span text:style-name="T6">(</text:span><text:span text:style-name="T8">4</text:span><text:span text:style-name="T6"> </text:span><text:span text:style-name="T8">5</text:span><text:span text:style-name="T6"> </text:span><text:span text:style-name="T8">6</text:span><text:span text:style-name="T6">))</text:span></text:p>
            <text:p><text:span text:style-name="T6"><text:s text:c="8"/></text:span><text:span text:style-name="T6">(begin (count-e2!) e2)))</text:span></text:p>
          </draw:text-box>
        </draw:frame>
        <draw:connector draw:style-name="gr9" draw:text-style-name="P4" draw:layer="layout" draw:type="curve" draw:line-skew="-0.904cm" svg:x1="13.238cm" svg:y1="16.597cm" svg:x2="21.082cm" svg:y2="8.255cm" draw:start-shape="id1" draw:end-shape="id2" svg:d="m13238 16597c4527 0 605-8342 7844-8342" svg:viewBox="0 0 7845 8343">
          <text:p text:style-name="P8">e1 → 5</text:p>
          <text:p text:style-name="P8">e2 → 1000</text:p>
        </draw:connector>
        <draw:connector draw:style-name="gr6" draw:text-style-name="P4" draw:layer="layout" draw:type="curve" svg:x1="12.7cm" svg:y1="7.961cm" svg:x2="21.844cm" svg:y2="7.112cm" draw:start-shape="id3" draw:start-glue-point="1" draw:end-shape="id2" draw:end-glue-point="0" svg:d="m12700 7961c6286 0 5238-675 5953-1075s3191-525 3191 226" svg:viewBox="0 0 9145 1395">
          <text:p/>
        </draw:connector>
        <draw:custom-shape draw:style-name="gr4" draw:text-style-name="P4" draw:layer="layout" svg:width="1.524cm" svg:height="2.286cm" svg:x="4.996cm" svg:y="11.2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xml:id="id2" draw:id="id2" draw:layer="layout" svg:width="1.524cm" svg:height="2.286cm" svg:x="21.082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6" xml:id="id3" draw:id="id3" draw:layer="layout" svg:width="12.446cm" svg:height="5.255cm" svg:x="0.254cm" svg:y="5.334cm">
          <draw:text-box>
            <text:p><text:span text:style-name="T6">(</text:span><text:span text:style-name="T7">if</text:span><text:span text:style-name="T6"> (</text:span><text:span text:style-name="T9">memv</text:span><text:span text:style-name="T6"> x </text:span><text:span text:style-name="T10">'</text:span><text:span text:style-name="T6">(</text:span><text:span text:style-name="T8">1</text:span><text:span text:style-name="T6"> </text:span><text:span text:style-name="T8">2</text:span><text:span text:style-name="T6"> </text:span><text:span text:style-name="T8">3</text:span><text:span text:style-name="T6">))</text:span></text:p>
            <text:p><text:span text:style-name="T6"><text:s text:c="4"/></text:span><text:span text:style-name="T6">e1</text:span></text:p>
            <text:p><text:span text:style-name="T6"><text:s text:c="4"/></text:span><text:span text:style-name="T6">(</text:span><text:span text:style-name="T7">if</text:span><text:span text:style-name="T6"> (</text:span><text:span text:style-name="T9">memv</text:span><text:span text:style-name="T6"> x </text:span><text:span text:style-name="T10">'</text:span><text:span text:style-name="T6">(</text:span><text:span text:style-name="T8">4</text:span><text:span text:style-name="T6"> </text:span><text:span text:style-name="T8">5</text:span><text:span text:style-name="T6"> </text:span><text:span text:style-name="T8">6</text:span><text:span text:style-name="T6">))</text:span></text:p>
            <text:p><text:span text:style-name="T6"><text:s text:c="8"/></text:span><text:span text:style-name="T6">e2))</text:span></text:p>
          </draw:text-box>
        </draw:frame>
        <draw:frame draw:style-name="gr8" draw:text-style-name="P6" draw:layer="layout" svg:width="11.43cm" svg:height="5.255cm" svg:x="17.272cm" svg:y="9.398cm">
          <draw:text-box>
            <text:p><text:span text:style-name="T6">(</text:span><text:span text:style-name="T7">if</text:span><text:span text:style-name="T6"> (</text:span><text:span text:style-name="T9">memv</text:span><text:span text:style-name="T6"> x </text:span><text:span text:style-name="T10">'</text:span><text:span text:style-name="T6">(</text:span><text:span text:style-name="T8">4</text:span><text:span text:style-name="T6"> </text:span><text:span text:style-name="T8">5</text:span><text:span text:style-name="T6"> </text:span><text:span text:style-name="T8">6</text:span><text:span text:style-name="T6">))</text:span></text:p>
            <text:p><text:span text:style-name="T6"><text:s text:c="4"/></text:span><text:span text:style-name="T6">e2</text:span></text:p>
            <text:p><text:span text:style-name="T6"><text:s text:c="4"/></text:span><text:span text:style-name="T6">(</text:span><text:span text:style-name="T7">if</text:span><text:span text:style-name="T6"> (</text:span><text:span text:style-name="T9">memv</text:span><text:span text:style-name="T6"> x </text:span><text:span text:style-name="T10">'</text:span><text:span text:style-name="T6">(</text:span><text:span text:style-name="T8">1</text:span><text:span text:style-name="T6"> </text:span><text:span text:style-name="T8">2</text:span><text:span text:style-name="T6"> </text:span><text:span text:style-name="T8">3</text:span><text:span text:style-name="T6">))</text:span></text:p>
            <text:p><text:span text:style-name="T6"><text:s text:c="8"/></text:span><text:span text:style-name="T6">e1))</text:span></text:p>
          </draw:text-box>
        </draw:frame>
        <presentation:notes draw:style-name="dp2">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user-transformed="true">
            <draw:text-box>
              <text:p>And that's what PDO does. You compile the program once with little counters in the code, run it on <text:span text:style-name="T12">representative</text:span> inputs, then recompile using the execution counts you collected from the first run.</text:p>
              <text:p>The result is a program optimized using very precise information (for the class of inputs you gave the program).</text:p>
            </draw:text-box>
          </draw:frame>
        </presentation:notes>
      </draw:page>
      <draw:page draw:name="page10" draw:style-name="dp1" draw:master-page-name="Default" presentation:presentation-page-layout-name="AL3T1">
        <draw:frame presentation:style-name="pr7" draw:layer="layout" svg:width="25.199cm" svg:height="3.855cm" svg:x="1.4cm" svg:y="0.663cm" presentation:class="title">
          <draw:text-box>
            <text:p>What is profile-directed optimization?</text:p>
          </draw:text-box>
        </draw:frame>
        <draw:frame presentation:style-name="pr6" draw:layer="layout" svg:width="25.199cm" svg:height="12.179cm" svg:x="1.4cm" svg:y="4.914cm" presentation:class="outline">
          <draw:text-box>
            <text:list text:style-name="L3">
              <text:list-item>
                <text:p>.NET, GCC, LLVM, all do PDO. (so does Chez Scheme)</text:p>
              </text:list-item>
              <text:list-item>
                <text:p>Implement inlining, code layout, virtual call specialization, etc </text:p>
              </text:list-item>
              <text:list-item>
                <text:p>Profile basic blocks, internal compiler structures, or assembly instructions</text:p>
                <text:p/>
              </text:list-item>
              <text:list-item>
                <text:p>All of which are not exposed and useless to meta-programmers</text:p>
                <text:p/>
                <text:p/>
              </text:list-item>
            </text:list>
          </draw:text-box>
        </draw:frame>
        <presentation:notes draw:style-name="dp2">
          <draw:page-thumbnail draw:style-name="gr2"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
        <draw:frame presentation:style-name="pr3" draw:layer="layout" svg:width="25.199cm" svg:height="3.855cm" svg:x="1.4cm" svg:y="0.663cm" presentation:class="title" presentation:user-transformed="true">
          <draw:text-box>
            <text:p>What does the meta-programmer need?</text:p>
          </draw:text-box>
        </draw:frame>
        <draw:frame presentation:style-name="pr6" draw:layer="layout" svg:width="25.199cm" svg:height="12.179cm" svg:x="1.4cm" svg:y="4.914cm" presentation:class="outline">
          <draw:text-box>
            <text:list text:style-name="L3">
              <text:list-item>
                <text:p>Profile information for source expressions seen in the meta-language.</text:p>
                <text:list>
                  <text:list-item>
                    <text:p>Some people have done this … sort of.</text:p>
                  </text:list-item>
                </text:list>
              </text:list-item>
              <text:list-item>
                <text:p>Access to the profile information in the meta-language.</text:p>
                <text:list>
                  <text:list-item>
                    <text:p>No one has done this.</text:p>
                  </text:list-item>
                </text:list>
              </text:list-item>
              <text:list-item>
                <text:p>Something that works with traditional PDO.</text:p>
                <text:list>
                  <text:list-item>
                    <text:p>No one has done this.</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4" draw:layer="layout" svg:width="17.271cm" svg:height="18.502cm" svg:x="2.159cm" svg:y="13.271cm" presentation:class="notes" presentation:user-transformed="true">
            <draw:text-box>
              <text:p>Meta-programs operate on source syntax, not basic blocks or IR ASTs. We need per-source expression profile information. </text:p>
              <text:p>This isn't a particularly novel idea. There exist numerous tools in all your favorite languages to give source expression profiling to some granularity. Most of these tools will then dump out a report and expect you to go optimize your program. By hand.</text:p>
              <text:p/>
              <text:p>That's stupid.</text:p>
              <text:p/>
              <text:p>Some people have created tools that optimize programs based on source profiling information. They create their own source profiler (duplicating the efforts of the compiler's profiling), their own special program that operates on source code (i.e. a specialized meta-program), and perform some specialized optimizations that they cared about when writing their tool.</text:p>
              <text:p/>
              <text:p>That's not very general. </text:p>
            </draw:text-box>
          </draw:frame>
        </presentation:notes>
      </draw:page>
      <draw:page draw:name="page12"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6" draw:layer="layout" svg:width="25.199cm" svg:height="12.179cm" svg:x="1.4cm" svg:y="4.914cm" presentation:class="outline" presentation:user-transformed="true">
          <draw:text-box>
            <text:list text:style-name="L3">
              <text:list-item>
                <text:p>We implement an efficient, per source-expression profiler.</text:p>
                <text:list>
                  <text:list-item>
                    <text:p>It can even load multiple sets of profile data.</text:p>
                  </text:list-item>
                </text:list>
              </text:list-item>
              <text:list-item>
                <text:p>We expose this profile information to the meta-language via a single function.</text:p>
                <text:list>
                  <text:list-item>
                    <text:p>It can even be used at runtime to do profile-directed <text:span text:style-name="T12">programming</text:span><text:span text:style-name="T13"> (no meta-).</text:span><text:tab/></text:p>
                  </text:list-item>
                </text:list>
              </text:list-item>
              <text:list-item>
                <text:p>We created workflow that ensures we can still use traditional PDO.</text:p>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draw:text-box>
              <text:p>With all of this, we can now implement <text:span text:style-name="T12">arbitrary</text:span> meta-program optimizations, instead of duplicating effort, relying on specialized tools, or optimizing code by hand.</text:p>
            </draw:text-box>
          </draw:frame>
        </presentation:notes>
      </draw:page>
      <draw:page draw:name="page13" draw:style-name="dp1" draw:master-page-name="Default" presentation:presentation-page-layout-name="AL3T1">
        <draw:frame presentation:style-name="pr3" draw:layer="layout" svg:width="25.199cm" svg:height="3.506cm" svg:x="1.4cm" svg:y="0.837cm" presentation:class="title" presentation:user-transformed="true">
          <draw:text-box>
            <text:p>A primer with parens </text:p>
          </draw:text-box>
        </draw:frame>
        <draw:frame presentation:style-name="pr6" draw:text-style-name="P9" draw:layer="layout" svg:width="19.558cm" svg:height="12.179cm" svg:x="4.826cm" svg:y="5.093cm" presentation:class="outline" presentation:user-transformed="true">
          <draw:text-box>
            <text:p text:style-name="P9"><text:span text:style-name="T14">;; defines a macro (meta-program)</text:span></text:p>
            <text:p text:style-name="P9"><text:span text:style-name="T15">(</text:span><text:span text:style-name="T16">define-syntax</text:span><text:span text:style-name="T15"> (do-n-times stx)</text:span></text:p>
            <text:p text:style-name="P9"><text:span text:style-name="T15"><text:s text:c="2"/></text:span><text:span text:style-name="T14">;; pattern matches on the inputs syntax</text:span></text:p>
            <text:p text:style-name="P9"><text:span text:style-name="T15"><text:s text:c="2"/></text:span><text:span text:style-name="T15">(syntax-case stx ()</text:span></text:p>
            <text:p text:style-name="P9"><text:span text:style-name="T15"><text:s text:c="4"/></text:span><text:span text:style-name="T14">;; Example:</text:span></text:p>
            <text:p text:style-name="P9"><text:span text:style-name="T15"><text:s text:c="4"/></text:span><text:span text:style-name="T14">;; (do-n-times 5 (display “*”)) =&gt; *****</text:span></text:p>
            <text:p text:style-name="P9"><text:span text:style-name="T15"><text:s text:c="4"/></text:span><text:span text:style-name="T15">[(do-n-times n body …)</text:span></text:p>
            <text:p text:style-name="P9"><text:span text:style-name="T15"><text:s text:c="4"/></text:span><text:span text:style-name="T14">;; #' creates a piece of syntax</text:span><text:span text:style-name="T15"> </text:span></text:p>
            <text:p text:style-name="P9"><text:span text:style-name="T15"><text:s text:c="5"/></text:span><text:span text:style-name="T15">#</text:span><text:span text:style-name="T17">'</text:span><text:span text:style-name="T15">(</text:span><text:span text:style-name="T18">let</text:span><text:span text:style-name="T15"> loop [(i n)] <text:s/></text:span><text:span text:style-name="T14">;; the syntax `n', taken as input, is copied</text:span></text:p>
            <text:p text:style-name="P9"><text:span text:style-name="T15"><text:s text:c="14"/></text:span><text:span text:style-name="T15">(</text:span><text:span text:style-name="T18">if</text:span><text:span text:style-name="T15"> (</text:span><text:span text:style-name="T16">zero?</text:span><text:span text:style-name="T15"> i)</text:span></text:p>
            <text:p text:style-name="P9"><text:span text:style-name="T15"><text:s text:c="18"/></text:span><text:span text:style-name="T15">(void)</text:span></text:p>
            <text:p text:style-name="P9"><text:span text:style-name="T15"><text:s text:c="18"/></text:span><text:span text:style-name="T15">(</text:span><text:span text:style-name="T18">begin</text:span><text:span text:style-name="T15"> body … (loop (sub1 i)))))]))</text:span></text:p>
          </draw:text-box>
        </draw:frame>
        <draw:frame draw:style-name="gr1" draw:text-style-name="P10" draw:layer="layout" svg:width="10.51cm" svg:height="0.818cm" svg:x="0.158cm" svg:y="20.066cm">
          <draw:text-box>
            <text:p><text:span text:style-name="T19">adapted from Languages as Libraies (PLDI 2011)</text:span></text:p>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draw:text-box>
              <text:p>The rest of this talk involves some Scheme macros, and our implementation takes advantage of Scheme </text:p>
            </draw:text-box>
          </draw:frame>
        </presentation:notes>
      </draw:page>
      <draw:page draw:name="page14" draw:style-name="dp1" draw:master-page-name="Default" presentation:presentation-page-layout-name="AL3T1">
        <draw:frame presentation:style-name="pr7" draw:layer="layout" svg:width="25.199cm" svg:height="3.506cm" svg:x="1.4cm" svg:y="0.837cm" presentation:class="title">
          <draw:text-box>
            <text:p>A primer with parens</text:p>
          </draw:text-box>
        </draw:frame>
        <draw:frame presentation:style-name="pr6" draw:layer="layout" svg:width="25.199cm" svg:height="12.179cm" svg:x="1.4cm" svg:y="4.914cm" presentation:class="outline" presentation:user-transformed="true">
          <draw:text-box>
            <text:list text:style-name="L3">
              <text:list-item>
                <text:p>Macro inputs and output are <text:span text:style-name="T20">syntax objects—</text:span><text:span text:style-name="T21">a literal piece of syntax.</text:span></text:p>
                <text:list>
                  <text:list-item>
                    <text:p><text:span text:style-name="T21">#'3 is syntax</text:span></text:p>
                  </text:list-item>
                  <text:list-item>
                    <text:p><text:span text:style-name="T21">3 is not</text:span></text:p>
                  </text:list-item>
                </text:list>
              </text:list-item>
              <text:list-item>
                <text:p><text:span text:style-name="T21">Syntax objects have associate </text:span><text:span text:style-name="T22">source objects—</text:span><text:span text:style-name="T21"> a filename, line number, starting and ending char. positions</text:span></text:p>
              </text:list-item>
              <text:list-item>
                <text:p><text:span text:style-name="T21">Macros can run arbitrary Scheme code to produce syntax:</text:span></text:p>
                <text:list>
                  <text:list-item>
                    <text:p><text:span text:style-name="T21">((lambda (x) x) #'3) =&gt; #'3</text:span></text:p>
                  </text:list-item>
                  <text:list-item>
                    <text:p><text:span text:style-name="T21">#`#,(factorial 5) =&gt; #'120</text:span></text:p>
                    <text:p><text:span text:style-name="T21"/></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draw:text-box>
              <text:p>#` and #, implement Lisp's quasiquote and and unquote for syntax objects</text:p>
            </draw:text-box>
          </draw:frame>
        </presentation:notes>
      </draw:page>
      <draw:page draw:name="page15"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6" draw:layer="layout" svg:width="25.199cm" svg:height="12.179cm" svg:x="1.4cm" svg:y="4.914cm" presentation:class="outline" presentation:user-transformed="true">
          <draw:text-box>
            <text:list text:style-name="L4">
              <text:list-item>
                <text:p>We implement an efficient, per source-expression profiler.</text:p>
              </text:list-item>
            </text:list>
            <text:list text:style-name="L3">
              <text:list-item>
                <text:list>
                  <text:list-item>
                    <text:p><text:span text:style-name="T23">It can even load multiple sets of profile data.</text:span></text:p>
                  </text:list-item>
                </text:list>
              </text:list-item>
              <text:list-item>
                <text:p><text:span text:style-name="T23">We expose this profile information to the meta-language via a single function.</text:span></text:p>
                <text:list>
                  <text:list-item>
                    <text:p><text:span text:style-name="T23">It can even be used at runtime to do profile-directed </text:span><text:span text:style-name="T24">programming</text:span><text:span text:style-name="T25"> (no meta-).</text:span><text:span text:style-name="T23"><text:tab/></text:span></text:p>
                  </text:list-item>
                </text:list>
              </text:list-item>
              <text:list-item>
                <text:p><text:span text:style-name="T23">We created workflow that ensures we can still use traditional PDO.</text:span></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draw:text-box>
              <text:p><text:span text:style-name="T11">With all of this, we can now implement </text:span><text:span text:style-name="T26">arbitrary</text:span><text:span text:style-name="T11"> meta-program optimizations, instead of duplicating effort, relying on specialized tools, or optimizing code by hand.</text:span></text:p>
            </draw:text-box>
          </draw:frame>
        </presentation:notes>
      </draw:page>
      <draw:page draw:name="page16" draw:style-name="dp1" draw:master-page-name="Default" presentation:presentation-page-layout-name="AL3T1">
        <draw:frame presentation:style-name="pr3" draw:layer="layout" svg:width="25.199cm" svg:height="3.506cm" svg:x="1.4cm" svg:y="0.837cm" presentation:class="title" presentation:user-transformed="true">
          <draw:text-box>
            <text:p>Design and implementation:</text:p>
          </draw:text-box>
        </draw:frame>
        <draw:frame presentation:style-name="pr6" draw:layer="layout" svg:width="25.199cm" svg:height="12.179cm" svg:x="1.4cm" svg:y="4.914cm" presentation:class="outline" presentation:user-transformed="true">
          <draw:text-box>
            <text:list text:style-name="L3">
              <text:list-item>
                <text:p>We implement an efficient, per source-expression profiler:</text:p>
                <text:list>
                  <text:list-item>
                    <text:p>Extend prior work: Burger '98</text:p>
                  </text:list-item>
                  <text:list-item>
                    <text:p>At most 1 counter per block, less in practice</text:p>
                  </text:list-item>
                  <text:list-item>
                    <text:p>10% runtime overhead for instrumented code</text:p>
                  </text:list-item>
                  <text:list-item>
                    <text:p>Per source-expression: (do-n-times 5 (display “*”))</text:p>
                    <text:list>
                      <text:list-item>
                        <text:p>5 evaluated 1 time</text:p>
                      </text:list-item>
                      <text:list-item>
                        <text:p>display evaluated 5 times</text:p>
                      </text:list-item>
                      <text:list-item>
                        <text:p>“*” evaluated 5 times</text:p>
                      </text:list-item>
                      <text:list-item>
                        <text:p>(display 5) evaluated 5 times</text:p>
                      </text:list-item>
                    </text:list>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draw:text-box>
              <text:p><text:span text:style-name="T11">With all of this, we can now implement </text:span><text:span text:style-name="T26">arbitrary</text:span><text:span text:style-name="T11"> meta-program optimizations, instead of duplicating effort, relying on specialized tools, or optimizing code by hand.</text:span></text:p>
            </draw:text-box>
          </draw:frame>
        </presentation:notes>
      </draw:page>
      <draw:page draw:name="page17" draw:style-name="dp1" draw:master-page-name="Default" presentation:presentation-page-layout-name="AL3T1">
        <draw:frame presentation:style-name="pr7" draw:layer="layout" svg:width="25.199cm" svg:height="3.506cm" svg:x="1.4cm" svg:y="0.837cm" presentation:class="title">
          <draw:text-box>
            <text:p>Design and implementation: </text:p>
          </draw:text-box>
        </draw:frame>
        <draw:frame presentation:style-name="pr6" draw:layer="layout" svg:width="25.199cm" svg:height="12.179cm" svg:x="1.4cm" svg:y="4.914cm" presentation:class="outline">
          <draw:text-box>
            <text:list text:style-name="L3">
              <text:list-item>
                <text:p><text:span text:style-name="T27">We implement an efficient, per source-expression profiler.</text:span></text:p>
              </text:list-item>
            </text:list>
            <text:list text:style-name="L4">
              <text:list-item>
                <text:list>
                  <text:list-item>
                    <text:p><text:span text:style-name="T28">It can even load multiple sets of profile data.</text:span></text:p>
                  </text:list-item>
                </text:list>
              </text:list-item>
            </text:list>
            <text:list text:style-name="L3">
              <text:list-item>
                <text:list>
                  <text:list-item>
                    <text:list>
                      <text:list-item>
                        <text:p><text:span text:style-name="T29">Representative profile data</text:span></text:p>
                      </text:list-item>
                      <text:list-item>
                        <text:p><text:span text:style-name="T29">Reuse profile data</text:span></text:p>
                      </text:list-item>
                    </text:list>
                  </text:list-item>
                </text:list>
              </text:list-item>
            </text:list>
          </draw:text-box>
        </draw:frame>
        <presentation:notes draw:style-name="dp2">
          <draw:page-thumbnail draw:style-name="gr2" draw:layer="layout" svg:width="13.968cm" svg:height="10.476cm" svg:x="3.81cm" svg:y="2.123cm" draw:page-number="17" presentation:class="page"/>
          <draw:frame presentation:style-name="pr4" draw:text-style-name="P3" draw:layer="layout" svg:width="17.271cm" svg:height="12.572cm" svg:x="2.159cm" svg:y="13.271cm" presentation:class="notes" presentation:user-transformed="true">
            <draw:text-box>
              <text:p>To get a good approximation of real inputs and reuse profile data, we designed our system to allow loading multiple sets of profile data. </text:p>
              <text:p/>
            </draw:text-box>
          </draw:frame>
        </presentation:notes>
      </draw:page>
      <draw:page draw:name="page18" draw:style-name="dp1" draw:master-page-name="Default" presentation:presentation-page-layout-name="AL4T3">
        <draw:frame presentation:style-name="pr7" draw:layer="layout" svg:width="25.199cm" svg:height="3.506cm" svg:x="1.4cm" svg:y="0.837cm" presentation:class="title">
          <draw:text-box>
            <text:p>Multiple data sets: </text:p>
          </draw:text-box>
        </draw:frame>
        <draw:frame presentation:style-name="pr6" draw:text-style-name="P11" draw:layer="layout" svg:width="12.296cm" svg:height="12.179cm" svg:x="1.4cm" svg:y="4.914cm" presentation:class="outline">
          <draw:text-box>
            <text:list text:style-name="L3">
              <text:list-item>
                <text:p><text:span text:style-name="T2">Run some program on some input.</text:span></text:p>
              </text:list-item>
              <text:list-item>
                <text:p><text:span text:style-name="T2">Is loop B a hotspot?</text:span></text:p>
              </text:list-item>
            </text:list>
          </draw:text-box>
        </draw:frame>
        <draw:custom-shape draw:style-name="gr3" draw:text-style-name="P4" xml:id="id4" draw:id="id4" draw:layer="layout" svg:width="2.032cm" svg:height="1.27cm" svg:x="19.023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9cm" svg:y1="5.625cm" svg:x2="18.388cm" svg:y2="7.403cm" draw:start-shape="id4" draw:start-glue-point="2" draw:end-shape="id5" draw:end-glue-point="0" svg:d="m20039 5625c0 1333-1651 445-1651 1778" svg:viewBox="0 0 1652 1779">
          <text:p/>
        </draw:connector>
        <draw:custom-shape draw:style-name="gr3" draw:text-style-name="P4" xml:id="id5" draw:id="id5" draw:layer="layout" svg:width="2.286cm" svg:height="1.016cm" svg:x="17.245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8.388cm" svg:y1="8.419cm" svg:x2="19.531cm" svg:y2="7.911cm" draw:start-shape="id5" draw:start-glue-point="2" draw:end-shape="id5" svg:d="m18388 8419c0 751 822 627 1296 312s598-820-153-820" svg:viewBox="0 0 1680 1068">
          <text:p text:style-name="P4">5</text:p>
        </draw:connector>
        <draw:connector draw:style-name="gr6" draw:text-style-name="P4" draw:layer="layout" draw:type="curve" svg:x1="19.531cm" svg:y1="7.911cm" svg:x2="20.869cm" svg:y2="8.145cm" draw:start-shape="id5" svg:d="m19531 7911c1380 0 711 234 1338 234" svg:viewBox="0 0 1339 235">
          <text:p/>
        </draw:connector>
        <draw:custom-shape draw:style-name="gr3" draw:text-style-name="P4" xml:id="id6" draw:id="id6" draw:layer="layout" svg:width="2.286cm" svg:height="1.016cm" svg:x="20.801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21.944cm" svg:y1="8.419cm" svg:x2="23.087cm" svg:y2="7.911cm" draw:start-shape="id6" draw:start-glue-point="2" draw:end-shape="id6" svg:d="m21944 8419c0 751 822 627 1296 312s598-820-153-820" svg:viewBox="0 0 1680 1068">
          <text:p text:style-name="P4">5</text:p>
        </draw:connector>
        <presentation:notes draw:style-name="dp2">
          <draw:page-thumbnail draw:style-name="gr2" draw:layer="layout" svg:width="13.968cm" svg:height="10.476cm" svg:x="3.81cm" svg:y="2.123cm" draw:page-number="18" presentation:class="page"/>
          <draw:frame presentation:style-name="pr4" draw:text-style-name="P3" draw:layer="layout" svg:width="17.271cm" svg:height="12.572cm" svg:x="2.159cm" svg:y="13.271cm" presentation:class="notes" presentation:user-transformed="true">
            <draw:text-box>
              <text:p>Suppose we run some program and we get some counts. Is loop B a hotspot in the program? Hard to say. </text:p>
            </draw:text-box>
          </draw:frame>
        </presentation:notes>
      </draw:page>
      <draw:page draw:name="page19" draw:style-name="dp1" draw:master-page-name="Default" presentation:presentation-page-layout-name="AL4T3">
        <draw:frame presentation:style-name="pr7" draw:layer="layout" svg:width="25.199cm" svg:height="3.506cm" svg:x="1.4cm" svg:y="0.837cm" presentation:class="title" presentation:user-transformed="true">
          <draw:text-box>
            <text:p>Multiple data sets: </text:p>
          </draw:text-box>
        </draw:frame>
        <draw:frame presentation:style-name="pr6" draw:text-style-name="P11" draw:layer="layout" svg:width="12.296cm" svg:height="12.179cm" svg:x="1.4cm" svg:y="4.914cm" presentation:class="outline">
          <draw:text-box>
            <text:list text:style-name="L3">
              <text:list-item>
                <text:p><text:span text:style-name="T2">Run some program on some more input.</text:span></text:p>
              </text:list-item>
              <text:list-item>
                <text:p><text:span text:style-name="T2">How about now?</text:span></text:p>
              </text:list-item>
            </text:list>
          </draw:text-box>
        </draw:frame>
        <draw:custom-shape draw:style-name="gr3" draw:text-style-name="P4" xml:id="id7" draw:id="id7" draw:layer="layout" svg:width="2.032cm" svg:height="1.27cm" svg:x="19.023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9cm" svg:y1="5.625cm" svg:x2="18.388cm" svg:y2="7.403cm" draw:start-shape="id7" draw:start-glue-point="2" draw:end-shape="id8" draw:end-glue-point="0" svg:d="m20039 5625c0 1333-1651 445-1651 1778" svg:viewBox="0 0 1652 1779">
          <text:p/>
        </draw:connector>
        <draw:custom-shape draw:style-name="gr3" draw:text-style-name="P4" xml:id="id8" draw:id="id8" draw:layer="layout" svg:width="2.286cm" svg:height="1.016cm" svg:x="17.245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8.388cm" svg:y1="8.419cm" svg:x2="19.531cm" svg:y2="7.911cm" draw:start-shape="id8" draw:start-glue-point="2" draw:end-shape="id8" svg:d="m18388 8419c0 751 822 627 1296 312s598-820-153-820" svg:viewBox="0 0 1680 1068">
          <text:p text:style-name="P4">5</text:p>
        </draw:connector>
        <draw:connector draw:style-name="gr6" draw:text-style-name="P4" draw:layer="layout" draw:type="curve" svg:x1="19.531cm" svg:y1="7.911cm" svg:x2="20.869cm" svg:y2="8.145cm" draw:start-shape="id8" svg:d="m19531 7911c1380 0 711 234 1338 234" svg:viewBox="0 0 1339 235">
          <text:p/>
        </draw:connector>
        <draw:custom-shape draw:style-name="gr3" draw:text-style-name="P4" xml:id="id9" draw:id="id9" draw:layer="layout" svg:width="2.286cm" svg:height="1.016cm" svg:x="20.801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21.944cm" svg:y1="8.419cm" svg:x2="23.087cm" svg:y2="7.911cm" draw:start-shape="id9" draw:start-glue-point="2" draw:end-shape="id9" svg:d="m21944 8419c0 751 822 627 1296 312s598-820-153-820" svg:viewBox="0 0 1680 1068">
          <text:p text:style-name="P4">5</text:p>
        </draw:connector>
        <draw:custom-shape draw:style-name="gr3" draw:text-style-name="P4" xml:id="id10" draw:id="id10" draw:layer="layout" svg:width="2.032cm" svg:height="1.27cm" svg:x="19.023cm" svg:y="11.938cm">
          <text:p text:style-name="P4">Input 2</text:p>
          <draw:enhanced-geometry svg:viewBox="0 0 21600 21600" draw:type="rectangle" draw:enhanced-path="M 0 0 L 21600 0 21600 21600 0 21600 0 0 Z N"/>
        </draw:custom-shape>
        <draw:connector draw:style-name="gr6" draw:text-style-name="P4" draw:layer="layout" draw:type="curve" svg:x1="20.039cm" svg:y1="13.208cm" svg:x2="18.388cm" svg:y2="14.986cm" draw:start-shape="id10" draw:start-glue-point="2" draw:end-shape="id11" draw:end-glue-point="0" svg:d="m20039 13208c0 1333-1651 445-1651 1778" svg:viewBox="0 0 1652 1779">
          <text:p/>
        </draw:connector>
        <draw:custom-shape draw:style-name="gr3" draw:text-style-name="P4" xml:id="id11" draw:id="id11" draw:layer="layout" svg:width="2.286cm" svg:height="1.016cm" svg:x="17.245cm" svg:y="14.986cm">
          <text:p text:style-name="P4">Loop A</text:p>
          <draw:enhanced-geometry svg:viewBox="0 0 21600 21600" draw:type="rectangle" draw:enhanced-path="M 0 0 L 21600 0 21600 21600 0 21600 0 0 Z N"/>
        </draw:custom-shape>
        <draw:connector draw:style-name="gr9" draw:text-style-name="P4" draw:layer="layout" draw:type="curve" svg:x1="18.388cm" svg:y1="16.002cm" svg:x2="19.531cm" svg:y2="15.494cm" draw:start-shape="id11" draw:start-glue-point="2" draw:end-shape="id11" svg:d="m18388 16002c0 751 822 627 1296 312s598-820-153-820" svg:viewBox="0 0 1680 1068">
          <text:p text:style-name="P4">100</text:p>
        </draw:connector>
        <draw:connector draw:style-name="gr6" draw:text-style-name="P4" draw:layer="layout" draw:type="curve" svg:x1="19.531cm" svg:y1="15.494cm" svg:x2="20.869cm" svg:y2="15.728cm" draw:start-shape="id11" svg:d="m19531 15494c1380 0 711 234 1338 234" svg:viewBox="0 0 1339 235">
          <text:p/>
        </draw:connector>
        <draw:custom-shape draw:style-name="gr3" draw:text-style-name="P4" xml:id="id12" draw:id="id12" draw:layer="layout" svg:width="2.286cm" svg:height="1.016cm" svg:x="20.801cm" svg:y="14.986cm">
          <text:p text:style-name="P4">Loop B</text:p>
          <draw:enhanced-geometry svg:viewBox="0 0 21600 21600" draw:type="rectangle" draw:enhanced-path="M 0 0 L 21600 0 21600 21600 0 21600 0 0 Z N"/>
        </draw:custom-shape>
        <draw:connector draw:style-name="gr9" draw:text-style-name="P4" draw:layer="layout" draw:type="curve" svg:x1="21.944cm" svg:y1="16.002cm" svg:x2="23.087cm" svg:y2="15.494cm" draw:start-shape="id12" draw:start-glue-point="2" draw:end-shape="id12" svg:d="m21944 16002c0 751 822 627 1296 312s598-820-153-820" svg:viewBox="0 0 1680 1068">
          <text:p text:style-name="P4">5</text:p>
        </draw:connector>
        <presentation:notes draw:style-name="dp2">
          <draw:page-thumbnail draw:style-name="gr2" draw:layer="layout" svg:width="13.968cm" svg:height="10.476cm" svg:x="3.81cm" svg:y="2.123cm" draw:page-number="19"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4T3">
        <draw:frame presentation:style-name="pr7" draw:layer="layout" svg:width="25.199cm" svg:height="3.506cm" svg:x="1.4cm" svg:y="0.837cm" presentation:class="title">
          <draw:text-box>
            <text:p>Multiple data sets: </text:p>
          </draw:text-box>
        </draw:frame>
        <draw:frame presentation:style-name="pr6" draw:text-style-name="P11" draw:layer="layout" svg:width="12.296cm" svg:height="12.179cm" svg:x="1.4cm" svg:y="4.914cm" presentation:class="outline">
          <draw:text-box>
            <text:list text:style-name="L3">
              <text:list-item>
                <text:p><text:span text:style-name="T2">So how do we combine these …?</text:span></text:p>
              </text:list-item>
              <text:list-item>
                <text:p><text:span text:style-name="T2">A and B were equally 'important' once; that was lost.</text:span></text:p>
              </text:list-item>
            </text:list>
          </draw:text-box>
        </draw:frame>
        <draw:custom-shape draw:style-name="gr3" draw:text-style-name="P4" xml:id="id13" draw:id="id13" draw:layer="layout" svg:width="3.076cm" svg:height="1.27cm" svg:x="8.383cm" svg:y="11.798cm">
          <text:p text:style-name="P4">Input 1+2</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9.921cm" svg:y1="13.068cm" svg:x2="2.921cm" svg:y2="15.241cm" draw:start-shape="id13" draw:start-glue-point="2" draw:end-shape="id14" draw:end-glue-point="0" svg:d="m9921 13068c0 1630-7000 544-7000 2173" svg:viewBox="0 0 7001 2174">
          <text:p/>
        </draw:connector>
        <draw:custom-shape draw:style-name="gr3" draw:text-style-name="P4" xml:id="id14" draw:id="id14" draw:layer="layout" svg:width="2.286cm" svg:height="1.016cm" svg:x="1.778cm" svg:y="15.241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2.921cm" svg:y1="16.257cm" svg:x2="4.064cm" svg:y2="15.749cm" draw:start-shape="id14" draw:start-glue-point="2" draw:end-shape="id14" svg:d="m2921 16257c0 751 822 627 1296 312s598-820-153-820" svg:viewBox="0 0 1680 1068">
          <text:p text:style-name="P4">105?</text:p>
        </draw:connector>
        <draw:connector draw:style-name="gr6" draw:text-style-name="P4" draw:layer="layout" draw:type="curve" svg:x1="4.064cm" svg:y1="15.749cm" svg:x2="9.398cm" svg:y2="16.22cm" draw:start-shape="id14" draw:end-shape="id15" draw:end-glue-point="3" svg:d="m4064 15749c4000 0 1334 471 5334 471" svg:viewBox="0 0 5335 472">
          <text:p/>
        </draw:connector>
        <draw:custom-shape draw:style-name="gr3" draw:text-style-name="P4" xml:id="id15" draw:id="id15" draw:layer="layout" svg:width="2.286cm" svg:height="1.016cm" svg:x="9.398cm" svg:y="15.712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0.541cm" svg:y1="17.046cm" svg:x2="11.94cm" svg:y2="16.22cm" svg:d="m10541 17046c1050 0 351-826 1399-826" svg:viewBox="0 0 1400 827">
          <text:p text:style-name="P4">10?</text:p>
        </draw:connector>
        <draw:custom-shape draw:style-name="gr3" draw:text-style-name="P4" xml:id="id16" draw:id="id16" draw:layer="layout" svg:width="2.032cm" svg:height="1.27cm" svg:x="19.023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9cm" svg:y1="5.625cm" svg:x2="18.388cm" svg:y2="7.403cm" draw:start-shape="id16" draw:start-glue-point="2" draw:end-shape="id17" draw:end-glue-point="0" svg:d="m20039 5625c0 1333-1651 445-1651 1778" svg:viewBox="0 0 1652 1779">
          <text:p/>
        </draw:connector>
        <draw:custom-shape draw:style-name="gr3" draw:text-style-name="P4" xml:id="id17" draw:id="id17" draw:layer="layout" svg:width="2.286cm" svg:height="1.016cm" svg:x="17.245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8.388cm" svg:y1="8.419cm" svg:x2="19.531cm" svg:y2="7.911cm" draw:start-shape="id17" draw:start-glue-point="2" draw:end-shape="id17" svg:d="m18388 8419c0 751 822 627 1296 312s598-820-153-820" svg:viewBox="0 0 1680 1068">
          <text:p text:style-name="P4">5</text:p>
        </draw:connector>
        <draw:connector draw:style-name="gr6" draw:text-style-name="P4" draw:layer="layout" draw:type="curve" svg:x1="19.531cm" svg:y1="7.911cm" svg:x2="20.869cm" svg:y2="8.145cm" draw:start-shape="id17" svg:d="m19531 7911c1380 0 711 234 1338 234" svg:viewBox="0 0 1339 235">
          <text:p/>
        </draw:connector>
        <draw:custom-shape draw:style-name="gr3" draw:text-style-name="P4" xml:id="id18" draw:id="id18" draw:layer="layout" svg:width="2.286cm" svg:height="1.016cm" svg:x="20.801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21.944cm" svg:y1="8.419cm" svg:x2="23.087cm" svg:y2="7.911cm" draw:start-shape="id18" draw:start-glue-point="2" draw:end-shape="id18" svg:d="m21944 8419c0 751 822 627 1296 312s598-820-153-820" svg:viewBox="0 0 1680 1068">
          <text:p text:style-name="P4">5</text:p>
        </draw:connector>
        <draw:custom-shape draw:style-name="gr3" draw:text-style-name="P4" xml:id="id19" draw:id="id19" draw:layer="layout" svg:width="2.032cm" svg:height="1.27cm" svg:x="19.023cm" svg:y="11.938cm">
          <text:p text:style-name="P4">Input 2</text:p>
          <draw:enhanced-geometry svg:viewBox="0 0 21600 21600" draw:type="rectangle" draw:enhanced-path="M 0 0 L 21600 0 21600 21600 0 21600 0 0 Z N"/>
        </draw:custom-shape>
        <draw:connector draw:style-name="gr6" draw:text-style-name="P4" draw:layer="layout" draw:type="curve" svg:x1="20.039cm" svg:y1="13.208cm" svg:x2="18.388cm" svg:y2="14.986cm" draw:start-shape="id19" draw:start-glue-point="2" draw:end-shape="id20" draw:end-glue-point="0" svg:d="m20039 13208c0 1333-1651 445-1651 1778" svg:viewBox="0 0 1652 1779">
          <text:p/>
        </draw:connector>
        <draw:custom-shape draw:style-name="gr3" draw:text-style-name="P4" xml:id="id20" draw:id="id20" draw:layer="layout" svg:width="2.286cm" svg:height="1.016cm" svg:x="17.245cm" svg:y="14.986cm">
          <text:p text:style-name="P4">Loop A</text:p>
          <draw:enhanced-geometry svg:viewBox="0 0 21600 21600" draw:type="rectangle" draw:enhanced-path="M 0 0 L 21600 0 21600 21600 0 21600 0 0 Z N"/>
        </draw:custom-shape>
        <draw:connector draw:style-name="gr9" draw:text-style-name="P4" draw:layer="layout" draw:type="curve" svg:x1="18.388cm" svg:y1="16.002cm" svg:x2="19.531cm" svg:y2="15.494cm" draw:start-shape="id20" draw:start-glue-point="2" draw:end-shape="id20" svg:d="m18388 16002c0 751 822 627 1296 312s598-820-153-820" svg:viewBox="0 0 1680 1068">
          <text:p text:style-name="P4">100</text:p>
        </draw:connector>
        <draw:connector draw:style-name="gr6" draw:text-style-name="P4" draw:layer="layout" draw:type="curve" svg:x1="19.531cm" svg:y1="15.494cm" svg:x2="20.869cm" svg:y2="15.728cm" draw:start-shape="id20" svg:d="m19531 15494c1380 0 711 234 1338 234" svg:viewBox="0 0 1339 235">
          <text:p/>
        </draw:connector>
        <draw:custom-shape draw:style-name="gr3" draw:text-style-name="P4" xml:id="id21" draw:id="id21" draw:layer="layout" svg:width="2.286cm" svg:height="1.016cm" svg:x="20.801cm" svg:y="14.986cm">
          <text:p text:style-name="P4">Loop B</text:p>
          <draw:enhanced-geometry svg:viewBox="0 0 21600 21600" draw:type="rectangle" draw:enhanced-path="M 0 0 L 21600 0 21600 21600 0 21600 0 0 Z N"/>
        </draw:custom-shape>
        <draw:connector draw:style-name="gr9" draw:text-style-name="P4" draw:layer="layout" draw:type="curve" svg:x1="21.944cm" svg:y1="16.002cm" svg:x2="23.087cm" svg:y2="15.494cm" draw:start-shape="id21" draw:start-glue-point="2" draw:end-shape="id21" svg:d="m21944 16002c0 751 822 627 1296 312s598-820-153-820" svg:viewBox="0 0 1680 1068">
          <text:p text:style-name="P4">5</text:p>
        </draw:connector>
        <draw:line draw:style-name="gr6" draw:text-style-name="P4" draw:layer="layout" svg:x1="18.389cm" svg:y1="13.209cm" svg:x2="13.698cm" svg:y2="13.209cm">
          <text:p/>
        </draw:line>
        <draw:line draw:style-name="gr6" draw:text-style-name="P4" draw:layer="layout" svg:x1="17.528cm" svg:y1="8.891cm" svg:x2="13.698cm" svg:y2="13.209cm">
          <text:p/>
        </draw:line>
        <presentation:notes draw:style-name="dp2">
          <draw:page-thumbnail draw:style-name="gr2" draw:layer="layout" svg:width="13.968cm" svg:height="10.476cm" svg:x="3.81cm" svg:y="2.123cm" draw:page-number="20"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4T3">
        <draw:frame presentation:style-name="pr7" draw:layer="layout" svg:width="25.199cm" svg:height="3.506cm" svg:x="1.4cm" svg:y="0.837cm" presentation:class="title">
          <draw:text-box>
            <text:p>Multiple data sets: </text:p>
          </draw:text-box>
        </draw:frame>
        <draw:custom-shape draw:style-name="gr3" draw:text-style-name="P4" xml:id="id22" draw:id="id22" draw:layer="layout" svg:width="2.032cm" svg:height="1.27cm" svg:x="19.022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8cm" svg:y1="5.625cm" svg:x2="18.387cm" svg:y2="7.403cm" draw:start-shape="id22" draw:start-glue-point="2" draw:end-shape="id23" draw:end-glue-point="0" svg:d="m20038 5625c0 1333-1651 445-1651 1778" svg:viewBox="0 0 1652 1779">
          <text:p/>
        </draw:connector>
        <draw:custom-shape draw:style-name="gr3" draw:text-style-name="P4" xml:id="id23" draw:id="id23" draw:layer="layout" svg:width="2.286cm" svg:height="1.016cm" svg:x="17.244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8.387cm" svg:y1="8.419cm" svg:x2="19.53cm" svg:y2="7.911cm" draw:start-shape="id23" draw:start-glue-point="2" draw:end-shape="id23" svg:d="m18387 8419c0 751 822 627 1296 312s598-820-153-820" svg:viewBox="0 0 1680 1068">
          <text:p text:style-name="P4">5/5</text:p>
        </draw:connector>
        <draw:connector draw:style-name="gr6" draw:text-style-name="P4" draw:layer="layout" draw:type="curve" svg:x1="19.53cm" svg:y1="7.911cm" svg:x2="20.868cm" svg:y2="8.145cm" draw:start-shape="id23" svg:d="m19530 7911c1380 0 711 234 1338 234" svg:viewBox="0 0 1339 235">
          <text:p/>
        </draw:connector>
        <draw:custom-shape draw:style-name="gr3" draw:text-style-name="P4" xml:id="id24" draw:id="id24" draw:layer="layout" svg:width="2.286cm" svg:height="1.016cm" svg:x="20.8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21.943cm" svg:y1="8.419cm" svg:x2="23.086cm" svg:y2="7.911cm" draw:start-shape="id24" draw:start-glue-point="2" draw:end-shape="id24" svg:d="m21943 8419c0 751 822 627 1296 312s598-820-153-820" svg:viewBox="0 0 1680 1068">
          <text:p text:style-name="P4">5/5</text:p>
        </draw:connector>
        <draw:frame presentation:style-name="pr6" draw:text-style-name="P11" draw:layer="layout" svg:width="12.296cm" svg:height="12.179cm" svg:x="1.4cm" svg:y="4.914cm" presentation:class="outline">
          <draw:text-box>
            <text:list text:style-name="L3">
              <text:list-item>
                <text:p><text:span text:style-name="T2">Instead, we store relative information.</text:span></text:p>
              </text:list-item>
              <text:list-item>
                <text:p><text:span text:style-name="T2">Relative w.r.t. most executed statement—'percent of max'</text:span></text:p>
                <text:p><text:span text:style-name="T2"/></text:p>
              </text:list-item>
            </text:list>
          </draw:text-box>
        </draw:frame>
        <draw:custom-shape draw:style-name="gr3" draw:text-style-name="P4" xml:id="id25" draw:id="id25" draw:layer="layout" svg:width="2.032cm" svg:height="1.27cm" svg:x="19.022cm" svg:y="11.938cm">
          <text:p text:style-name="P4">Input 2</text:p>
          <draw:enhanced-geometry svg:viewBox="0 0 21600 21600" draw:type="rectangle" draw:enhanced-path="M 0 0 L 21600 0 21600 21600 0 21600 0 0 Z N"/>
        </draw:custom-shape>
        <draw:connector draw:style-name="gr6" draw:text-style-name="P4" draw:layer="layout" draw:type="curve" svg:x1="20.038cm" svg:y1="13.208cm" svg:x2="18.387cm" svg:y2="14.986cm" draw:start-shape="id25" draw:start-glue-point="2" draw:end-shape="id26" draw:end-glue-point="0" svg:d="m20038 13208c0 1333-1651 445-1651 1778" svg:viewBox="0 0 1652 1779">
          <text:p/>
        </draw:connector>
        <draw:custom-shape draw:style-name="gr3" draw:text-style-name="P4" xml:id="id26" draw:id="id26" draw:layer="layout" svg:width="2.286cm" svg:height="1.016cm" svg:x="17.244cm" svg:y="14.986cm">
          <text:p text:style-name="P4">Loop A</text:p>
          <draw:enhanced-geometry svg:viewBox="0 0 21600 21600" draw:type="rectangle" draw:enhanced-path="M 0 0 L 21600 0 21600 21600 0 21600 0 0 Z N"/>
        </draw:custom-shape>
        <draw:connector draw:style-name="gr9" draw:text-style-name="P4" draw:layer="layout" draw:type="curve" svg:x1="18.387cm" svg:y1="16.002cm" svg:x2="19.53cm" svg:y2="15.494cm" draw:start-shape="id26" draw:start-glue-point="2" draw:end-shape="id26" svg:d="m18387 16002c0 751 822 627 1296 312s598-820-153-820" svg:viewBox="0 0 1680 1068">
          <text:p text:style-name="P4">100/100</text:p>
        </draw:connector>
        <draw:connector draw:style-name="gr6" draw:text-style-name="P4" draw:layer="layout" draw:type="curve" svg:x1="19.53cm" svg:y1="15.494cm" svg:x2="20.868cm" svg:y2="15.728cm" draw:start-shape="id26" svg:d="m19530 15494c1380 0 711 234 1338 234" svg:viewBox="0 0 1339 235">
          <text:p/>
        </draw:connector>
        <draw:custom-shape draw:style-name="gr3" draw:text-style-name="P4" xml:id="id27" draw:id="id27" draw:layer="layout" svg:width="2.286cm" svg:height="1.016cm" svg:x="20.8cm" svg:y="14.986cm">
          <text:p text:style-name="P4">Loop B</text:p>
          <draw:enhanced-geometry svg:viewBox="0 0 21600 21600" draw:type="rectangle" draw:enhanced-path="M 0 0 L 21600 0 21600 21600 0 21600 0 0 Z N"/>
        </draw:custom-shape>
        <draw:connector draw:style-name="gr9" draw:text-style-name="P4" draw:layer="layout" draw:type="curve" svg:x1="21.943cm" svg:y1="16.002cm" svg:x2="23.086cm" svg:y2="15.494cm" draw:start-shape="id27" draw:start-glue-point="2" draw:end-shape="id27" svg:d="m21943 16002c0 751 822 627 1296 312s598-820-153-820" svg:viewBox="0 0 1680 1068">
          <text:p text:style-name="P4">5/100</text:p>
        </draw:connector>
        <draw:custom-shape draw:style-name="gr3" draw:text-style-name="P4" xml:id="id28" draw:id="id28" draw:layer="layout" svg:width="3.076cm" svg:height="1.27cm" svg:x="8.383cm" svg:y="11.797cm">
          <text:p text:style-name="P4">Input 1+2</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9.921cm" svg:y1="13.067cm" svg:x2="2.921cm" svg:y2="15.24cm" draw:start-shape="id28" draw:start-glue-point="2" draw:end-shape="id29" draw:end-glue-point="0" svg:d="m9921 13067c0 1630-7000 544-7000 2173" svg:viewBox="0 0 7001 2174">
          <text:p/>
        </draw:connector>
        <draw:custom-shape draw:style-name="gr3" draw:text-style-name="P4" xml:id="id29" draw:id="id29" draw:layer="layout" svg:width="2.286cm" svg:height="1.016cm" svg:x="1.778cm" svg:y="15.24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2.921cm" svg:y1="16.256cm" svg:x2="4.064cm" svg:y2="15.748cm" draw:start-shape="id29" draw:start-glue-point="2" draw:end-shape="id29" svg:d="m2921 16256c0 751 822 627 1296 312s598-820-153-820" svg:viewBox="0 0 1680 1068">
          <text:p text:style-name="P4">((100/100)+(5/5))/2</text:p>
        </draw:connector>
        <draw:connector draw:style-name="gr6" draw:text-style-name="P4" draw:layer="layout" draw:type="curve" svg:x1="4.064cm" svg:y1="15.748cm" svg:x2="9.398cm" svg:y2="16.219cm" draw:start-shape="id29" svg:d="m4064 15748c4377 0 1710 471 5334 471" svg:viewBox="0 0 5335 472">
          <text:p/>
        </draw:connector>
        <draw:line draw:style-name="gr6" draw:text-style-name="P4" draw:layer="layout" svg:x1="18.388cm" svg:y1="13.209cm" svg:x2="13.697cm" svg:y2="13.209cm">
          <text:p/>
        </draw:line>
        <draw:line draw:style-name="gr6" draw:text-style-name="P4" draw:layer="layout" svg:x1="17.527cm" svg:y1="8.891cm" svg:x2="13.697cm" svg:y2="13.209cm">
          <text:p/>
        </draw:line>
        <draw:custom-shape draw:style-name="gr3" draw:text-style-name="P4" xml:id="id30" draw:id="id30" draw:layer="layout" svg:width="2.286cm" svg:height="1.016cm" svg:x="9.398cm" svg:y="15.71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0.541cm" svg:y1="16.729cm" svg:x2="11.684cm" svg:y2="16.221cm" draw:start-shape="id30" draw:start-glue-point="2" draw:end-shape="id30" svg:d="m10541 16729c0 751 822 627 1296 312s598-820-153-820" svg:viewBox="0 0 1680 1068">
          <text:p text:style-name="P4">((5/5)+(5/100))/2</text:p>
        </draw:connector>
        <presentation:notes draw:style-name="dp2">
          <draw:page-thumbnail draw:style-name="gr2" draw:layer="layout" svg:width="13.968cm" svg:height="10.476cm" svg:x="3.81cm" svg:y="2.123cm" draw:page-number="21"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22" draw:style-name="dp1" draw:master-page-name="Default" presentation:presentation-page-layout-name="AL3T1">
        <draw:frame presentation:style-name="pr7" draw:layer="layout" svg:width="25.199cm" svg:height="3.506cm" svg:x="1.4cm" svg:y="0.837cm" presentation:class="title">
          <draw:text-box>
            <text:p>Multiple data sets: </text:p>
          </draw:text-box>
        </draw:frame>
        <draw:frame presentation:style-name="pr6" draw:layer="layout" svg:width="25.199cm" svg:height="12.179cm" svg:x="1.4cm" svg:y="4.914cm" presentation:class="outline">
          <draw:text-box>
            <text:list text:style-name="L3">
              <text:list-item>
                <text:p>Percent of max solves several problems:</text:p>
                <text:list>
                  <text:list-item>
                    <text:p>How to combine data `fairly'</text:p>
                  </text:list-item>
                  <text:list-item>
                    <text:p>How to efficiently store multiple data sets</text:p>
                  </text:list-item>
                  <text:list-item>
                    <text:p>Easily determine how `important' an expression is.</text:p>
                  </text:list-item>
                </text:list>
              </text:list-item>
              <text:list-item>
                <text:p>But introduces others</text:p>
                <text:list>
                  <text:list-item>
                    <text:p>How many times should I unroll a loop that is `relatively important'?</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4" draw:text-style-name="P3" draw:layer="layout" svg:width="17.271cm" svg:height="12.572cm" svg:x="2.159cm" svg:y="13.271cm" presentation:class="notes" presentation:user-transformed="true">
            <draw:text-box>
              <text:p>We consider other methods of combining, for instance, percent of the average execution frequency, or percent of total execution frequency. These fail in degerenat cases, such as programs with many infrequently executed expressions, or programs with an expensive startup operation prior to the main loop.</text:p>
              <text:p/>
              <text:p/>
            </draw:text-box>
          </draw:frame>
        </presentation:notes>
      </draw:page>
      <draw:page draw:name="page23"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6" draw:layer="layout" svg:width="25.199cm" svg:height="12.179cm" svg:x="1.4cm" svg:y="4.914cm" presentation:class="outline" presentation:user-transformed="true">
          <draw:text-box>
            <text:list text:style-name="L5">
              <text:list-item>
                <text:p><text:span text:style-name="T23">We implement an efficient, per source-expression profiler.</text:span></text:p>
              </text:list-item>
            </text:list>
            <text:list text:style-name="L3">
              <text:list-item>
                <text:list>
                  <text:list-item>
                    <text:p><text:span text:style-name="T23">It can even load multiple sets of profile data.</text:span></text:p>
                  </text:list-item>
                </text:list>
              </text:list-item>
            </text:list>
            <text:list text:style-name="L4">
              <text:list-item>
                <text:p><text:span text:style-name="T30">We expose this profile information to the meta-language via a single function.</text:span></text:p>
              </text:list-item>
            </text:list>
            <text:list text:style-name="L3">
              <text:list-item>
                <text:list>
                  <text:list-item>
                    <text:p><text:span text:style-name="T23">It can even be used at runtime to do profile-directed </text:span><text:span text:style-name="T24">programming</text:span><text:span text:style-name="T25"> (no meta-).</text:span><text:span text:style-name="T23"><text:tab/></text:span></text:p>
                  </text:list-item>
                </text:list>
              </text:list-item>
              <text:list-item>
                <text:p><text:span text:style-name="T23">We created workflow that ensures we can still use traditional PDO.</text:span></text:p>
              </text:list-item>
            </text:list>
          </draw:text-box>
        </draw:frame>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draw:text-box>
              <text:p><text:span text:style-name="T11">Okay so we have fine grain profile information... how do we use it?</text:span></text:p>
            </draw:text-box>
          </draw:frame>
        </presentation:notes>
      </draw:page>
      <draw:page draw:name="page24" draw:style-name="dp1" draw:master-page-name="Default" presentation:presentation-page-layout-name="AL2T0">
        <draw:frame presentation:style-name="pr7" draw:layer="layout" svg:width="25.199cm" svg:height="3.506cm" svg:x="1.4cm" svg:y="0.837cm" presentation:class="title">
          <draw:text-box>
            <text:p>profile-query</text:p>
          </draw:text-box>
        </draw:frame>
        <draw:frame presentation:style-name="pr8" draw:text-style-name="P8" draw:layer="layout" svg:width="25.199cm" svg:height="12.655cm" svg:x="1.4cm" svg:y="4.676cm" presentation:class="subtitle" presentation:user-transformed="true">
          <draw:text-box>
            <text:p text:style-name="P8">;; profile-query-weight:</text:p>
            <text:p text:style-name="P8"/>
            <text:p text:style-name="P8">;; Syntax → [Maybe Float]</text:p>
            <text:p text:style-name="P8">;; Given a syntax object, returns the relative,</text:p>
            <text:p text:style-name="P8">;; weighted execution count (percent of max) </text:p>
            <text:p text:style-name="P8">;; for the source object associated with the input, </text:p>
            <text:p text:style-name="P8">;; or #f when there is no count.</text:p>
            <text:p text:style-name="P8"/>
            <text:p text:style-name="P8"/>
          </draw:text-box>
        </draw:frame>
        <presentation:notes draw:style-name="dp2">
          <draw:page-thumbnail draw:style-name="gr2" draw:layer="layout" svg:width="13.968cm" svg:height="10.476cm" svg:x="3.81cm" svg:y="2.123cm" draw:page-number="24" presentation:class="page"/>
          <draw:frame presentation:style-name="pr2" draw:layer="layout" svg:width="17.271cm" svg:height="12.572cm" svg:x="2.159cm" svg:y="13.271cm" presentation:class="notes" presentation:user-transformed="true">
            <draw:text-box>
              <text:p>With this function, profile-query-weight (profile-query)</text:p>
            </draw:text-box>
          </draw:frame>
        </presentation:notes>
      </draw:page>
      <draw:page draw:name="page25" draw:style-name="dp1" draw:master-page-name="Default" presentation:presentation-page-layout-name="AL3T1">
        <draw:frame presentation:style-name="pr7" draw:layer="layout" svg:width="25.199cm" svg:height="3.506cm" svg:x="1.4cm" svg:y="0.837cm" presentation:class="title">
          <draw:text-box>
            <text:p>profile-query</text:p>
          </draw:text-box>
        </draw:frame>
        <draw:frame presentation:style-name="pr6" draw:layer="layout" svg:width="25.199cm" svg:height="12.179cm" svg:x="1.4cm" svg:y="4.914cm" presentation:class="outline" presentation:user-transformed="true">
          <draw:text-box>
            <text:list text:style-name="L3">
              <text:list-item>
                <text:p>Runtime stores a database of source object → weight mappings.</text:p>
              </text:list-item>
              <text:list-item>
                <text:p>profile-query-weight just pulls out the source information and does a lookup.</text:p>
              </text:list-item>
              <text:list-item>
                <text:p>Since macros can run arbitrary Scheme functions, we can use this in our macros.</text:p>
              </text:list-item>
            </text:list>
          </draw:text-box>
        </draw:frame>
        <presentation:notes draw:style-name="dp2">
          <draw:page-thumbnail draw:style-name="gr2" draw:layer="layout" svg:width="13.968cm" svg:height="10.476cm" svg:x="3.81cm" svg:y="2.123cm" draw:page-number="25" presentation:class="page"/>
          <draw:frame presentation:style-name="pr2" draw:layer="layout" svg:width="17.271cm" svg:height="12.572cm" svg:x="2.159cm" svg:y="13.271cm" presentation:class="notes">
            <draw:text-box>
              <text:p>This database is updated by looking for counters in memory. Each code object has a `counter' associate with it, although many counters are actually computed by adding and subtracting lists of other counters.</text:p>
              <text:p/>
              <text:p>In our current implemention, this database is only updated when a function, profile-load-database, is called. It could be easily changed to update automatically to use real-time profile information.</text:p>
            </draw:text-box>
          </draw:frame>
        </presentation:notes>
      </draw:page>
      <draw:page draw:name="page26" draw:style-name="dp1" draw:master-page-name="Default" presentation:presentation-page-layout-name="AL4T3">
        <draw:frame presentation:style-name="pr7" draw:layer="layout" svg:width="25.199cm" svg:height="3.506cm" svg:x="1.4cm" svg:y="0.837cm" presentation:class="title">
          <draw:text-box>
            <text:p>profile-query in Action<text:line-break/><text:span text:style-name="T31">loop unrolling</text:span></text:p>
          </draw:text-box>
        </draw:frame>
        <draw:frame presentation:style-name="pr6" draw:layer="layout" svg:width="12.296cm" svg:height="12.179cm" svg:x="1.4cm" svg:y="4.914cm" presentation:class="outline" presentation:user-transformed="true">
          <draw:text-box>
            <text:list text:style-name="L3">
              <text:list-item>
                <text:p>Let's see a basic loop in Scheme</text:p>
                <text:p/>
                <text:p/>
              </text:list-item>
            </text:list>
          </draw:text-box>
        </draw:frame>
        <draw:frame presentation:style-name="pr6" draw:text-style-name="P13" draw:layer="layout" svg:width="12.296cm" svg:height="12.179cm" svg:x="14.311cm" svg:y="4.914cm" presentation:class="outline">
          <draw:text-box>
            <text:p text:style-name="P12"><text:span text:style-name="T6">(</text:span><text:span text:style-name="T7">let</text:span><text:span text:style-name="T6"> fact ((i </text:span><text:span text:style-name="T8">5</text:span><text:span text:style-name="T6">))</text:span></text:p>
            <text:p text:style-name="P12"><text:span text:style-name="T6"><text:s text:c="2"/></text:span><text:span text:style-name="T6">(</text:span><text:span text:style-name="T7">if</text:span><text:span text:style-name="T6"> (</text:span><text:span text:style-name="T9">zero?</text:span><text:span text:style-name="T6"> I)</text:span></text:p>
            <text:p text:style-name="P12"><text:span text:style-name="T6"><text:s text:c="6"/></text:span><text:span text:style-name="T6">1</text:span></text:p>
            <text:p text:style-name="P12"><text:span text:style-name="T6"><text:s text:c="6"/></text:span><text:span text:style-name="T6">(</text:span><text:span text:style-name="T7">*</text:span><text:span text:style-name="T6"> i (fact (sub1 i)))))</text:span></text:p>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draw:text-box>
              <text:p>This is a basic Scheme loop construct. It defines a loop, named `fact', and does stuff from I = 5 to 0. In a high-performance compiler, this would eventually compile a very tight goto loop.</text:p>
              <text:p/>
              <text:p>In general, though, this could be implemented by a meta-program that generates a recursive function, `fact', then calls it on 5.</text:p>
              <text:p/>
              <text:p>But what if we want to do profile-directed unrolling?</text:p>
              <text:p/>
              <text:p/>
            </draw:text-box>
          </draw:frame>
        </presentation:notes>
      </draw:page>
      <draw:page draw:name="page27" draw:style-name="dp1" draw:master-page-name="Default" presentation:presentation-page-layout-name="AL2T0">
        <draw:frame presentation:style-name="pr7" draw:layer="layout" svg:width="25.199cm" svg:height="3.506cm" svg:x="1.4cm" svg:y="0.837cm" presentation:class="title">
          <draw:text-box>
            <text:p>profile-query in Action<text:line-break/><text:span text:style-name="T31">loop unrolling</text:span></text:p>
          </draw:text-box>
        </draw:frame>
        <draw:frame presentation:style-name="pr8" draw:text-style-name="P14" draw:layer="layout" svg:width="25.199cm" svg:height="12.179cm" svg:x="1.471cm" svg:y="5.741cm" presentation:class="subtitle" presentation:user-transformed="true">
          <draw:text-box>
            <text:p text:style-name="P8"><text:span text:style-name="T32">(</text:span><text:span text:style-name="T33">define-syntax</text:span><text:span text:style-name="T32"> (let x)</text:span></text:p>
            <text:p text:style-name="P8"><text:span text:style-name="T32"><text:s text:c="3"/></text:span><text:span text:style-name="T32">(syntax-case x ()</text:span></text:p>
            <text:p text:style-name="P8"><text:span text:style-name="T32"><text:s text:c="5"/></text:span><text:span text:style-name="T34">;; b1 is the first expression in the body of the loop</text:span></text:p>
            <text:p text:style-name="P8"><text:span text:style-name="T32"><text:s text:c="5"/></text:span><text:span text:style-name="T32">[(_ name ([x e] ...) b1 b2 …)</text:span></text:p>
            <text:p text:style-name="P8"><text:span text:style-name="T34"><text:s text:c="6"/></text:span><text:span text:style-name="T34">;; tmp is the recursive function we'll fall back to, i.e., top of the loop</text:span></text:p>
            <text:p text:style-name="P8"><text:span text:style-name="T34"><text:s text:c="6"/></text:span><text:span text:style-name="T34">;; inside it, we try to unroll</text:span></text:p>
            <text:p text:style-name="P8"><text:span text:style-name="T32"><text:s text:c="6"/></text:span><text:span text:style-name="T32">#`((</text:span><text:span text:style-name="T35">letrec</text:span><text:span text:style-name="T32"> ([tmp (lambda (x …)</text:span></text:p>
            <text:p text:style-name="P8"><text:span text:style-name="T32"><text:s text:c="11"/></text:span><text:span text:style-name="T34">;; #, escapes from generating syntax to run Scheme code</text:span></text:p>
            <text:p text:style-name="P8"><text:span text:style-name="T32"><text:s text:c="11"/></text:span><text:span text:style-name="T32">#,(</text:span><text:span text:style-name="T35">let*</text:span><text:span text:style-name="T32"> ([profile-weight <text:s/>(</text:span><text:span text:style-name="T35">or</text:span><text:span text:style-name="T32"> (profile-query-weight #'b1) </text:span><text:span text:style-name="T36">0</text:span><text:span text:style-name="T32">)] </text:span></text:p>
            <text:p text:style-name="P8"><text:span text:style-name="T32"><text:s text:c="23"/></text:span><text:span text:style-name="T32">[unroll-limit (</text:span><text:span text:style-name="T33">floor</text:span><text:span text:style-name="T32"> (</text:span><text:span text:style-name="T35">*</text:span><text:span text:style-name="T32"> </text:span><text:span text:style-name="T36">3</text:span><text:span text:style-name="T32"> profile-weight))])</text:span></text:p>
            <text:p text:style-name="P8"><text:span text:style-name="T32"><text:s text:c="15"/></text:span><text:span text:style-name="T32">...</text:span></text:p>
          </draw:text-box>
        </draw:frame>
        <presentation:notes draw:style-name="dp2">
          <draw:page-thumbnail draw:style-name="gr2" draw:layer="layout" svg:width="13.968cm" svg:height="10.476cm" svg:x="3.81cm" svg:y="2.123cm" draw:page-number="27" presentation:class="page"/>
          <draw:frame presentation:style-name="pr2" draw:layer="layout" svg:width="17.271cm" svg:height="12.572cm" svg:x="2.159cm" svg:y="13.271cm" presentation:class="notes">
            <draw:text-box>
              <text:p>Well, we create a new meta-program to implement this loop construct.</text:p>
            </draw:text-box>
          </draw:frame>
        </presentation:notes>
      </draw:page>
      <draw:page draw:name="page28" draw:style-name="dp1" draw:master-page-name="Default" presentation:presentation-page-layout-name="AL2T0">
        <draw:frame presentation:style-name="pr7" draw:layer="layout" svg:width="25.199cm" svg:height="3.506cm" svg:x="1.4cm" svg:y="0.837cm" presentation:class="title">
          <draw:text-box>
            <text:p>profile-query in Action<text:line-break/><text:span text:style-name="T31">loop unrolling</text:span></text:p>
          </draw:text-box>
        </draw:frame>
        <draw:frame presentation:style-name="pr8" draw:text-style-name="P14" draw:layer="layout" svg:width="25.199cm" svg:height="12.566cm" svg:x="1.471cm" svg:y="5.549cm" presentation:class="subtitle" presentation:user-transformed="true">
          <draw:text-box>
            <text:p text:style-name="P8"><text:span text:style-name="T32">(</text:span><text:span text:style-name="T33">define-syntax</text:span><text:span text:style-name="T32"> let</text:span></text:p>
            <text:p text:style-name="P8"><text:span text:style-name="T32"><text:s text:c="2"/></text:span><text:span text:style-name="T32">(</text:span><text:span text:style-name="T35">lambda</text:span><text:span text:style-name="T32"> (</text:span><text:span text:style-name="T37">x</text:span><text:span text:style-name="T32">) </text:span></text:p>
            <text:p text:style-name="P8"><text:span text:style-name="T32"><text:s text:c="4"/></text:span><text:span text:style-name="T32">(syntax-case x ()</text:span></text:p>
            <text:p text:style-name="P8"><text:span text:style-name="T32"><text:s text:c="6"/></text:span><text:span text:style-name="T32">[(_ name (</text:span><text:span text:style-name="T38">[</text:span><text:span text:style-name="T32">x e</text:span><text:span text:style-name="T38">]</text:span><text:span text:style-name="T32"> ...) b1 b2 ...)</text:span></text:p>
            <text:p text:style-name="P8"><text:span text:style-name="T32"><text:s text:c="7"/></text:span><text:span text:style-name="T32">#`((</text:span><text:span text:style-name="T35">letrec</text:span><text:span text:style-name="T32"> ([tmp (lambda (x ...)</text:span></text:p>
            <text:p text:style-name="P8"><text:span text:style-name="T32"><text:s text:c="12"/></text:span><text:span text:style-name="T32">#,(</text:span><text:span text:style-name="T35">let*</text:span><text:span text:style-name="T32"> ([profile-weight <text:s/>(</text:span><text:span text:style-name="T35">or</text:span><text:span text:style-name="T32"> (profile-query-weight #'b1) </text:span><text:span text:style-name="T36">0</text:span><text:span text:style-name="T32">)] </text:span></text:p>
            <text:p text:style-name="P8"><text:span text:style-name="T32"><text:s text:c="24"/></text:span><text:span text:style-name="T32">[unroll-limit (</text:span><text:span text:style-name="T33">floor</text:span><text:span text:style-name="T32"> (</text:span><text:span text:style-name="T35">*</text:span><text:span text:style-name="T32"> </text:span><text:span text:style-name="T36">3</text:span><text:span text:style-name="T32"> profile-weight))])</text:span></text:p>
            <text:p text:style-name="P8"><text:span text:style-name="T34">;; … ==&gt;</text:span></text:p>
            <text:p text:style-name="P8"><text:span text:style-name="T32"><text:s text:c="16"/></text:span><text:span text:style-name="T34">;; we're back to generating syntax</text:span></text:p>
            <text:p text:style-name="P8"><text:span text:style-name="T32"><text:s text:c="16"/></text:span><text:span text:style-name="T32">#`(</text:span><text:span text:style-name="T33">define-syntax</text:span><text:span text:style-name="T32"> name</text:span></text:p>
            <text:p text:style-name="P8"><text:span text:style-name="T32"><text:s text:c="20"/></text:span><text:span text:style-name="T34">;; We're generating a macro named after the loop name</text:span></text:p>
            <text:p text:style-name="P8"><text:span text:style-name="T34"><text:s text:c="20"/></text:span><text:span text:style-name="T34">;; e.g. (loop (sub1 I)) might generate the loop body, instead of a call</text:span></text:p>
            <text:p text:style-name="P8"><text:span text:style-name="T34"><text:s text:c="22"/></text:span><text:span text:style-name="T32">(</text:span><text:span text:style-name="T35">let</text:span><text:span text:style-name="T32"> ([count #,unroll-limit] [weight #,profile-weight])</text:span></text:p>
            <text:p text:style-name="P8"><text:span text:style-name="T32"><text:s text:c="22"/></text:span></text:p>
          </draw:text-box>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draw:text-box>
              <text:p>Now we generate a meta-program (so let is a meta-meta-program?). Calls to the loop such as (loop (sub1 I)) will actually be meta-programs that may generate the body of a loop (i.e. unroll the loop) instead of be calls to the top of the loop.</text:p>
            </draw:text-box>
          </draw:frame>
        </presentation:notes>
      </draw:page>
      <draw:page draw:name="page29" draw:style-name="dp1" draw:master-page-name="Default" presentation:presentation-page-layout-name="AL2T0">
        <draw:frame presentation:style-name="pr7" draw:layer="layout" svg:width="25.199cm" svg:height="3.506cm" svg:x="1.4cm" svg:y="0.837cm" presentation:class="title" presentation:user-transformed="true">
          <draw:text-box>
            <text:p>profile-query in Action<text:line-break/><text:span text:style-name="T31">loop unrolling</text:span></text:p>
          </draw:text-box>
        </draw:frame>
        <draw:frame presentation:style-name="pr8" draw:text-style-name="P14" draw:layer="layout" svg:width="25.199cm" svg:height="17.004cm" svg:x="1.471cm" svg:y="3.331cm" presentation:class="subtitle" presentation:user-transformed="true">
          <draw:text-box>
            <text:p text:style-name="P8"><text:span text:style-name="T29"><text:s text:c="7"/></text:span><text:span text:style-name="T29">...</text:span></text:p>
            <text:p text:style-name="P8"><text:span text:style-name="T32"><text:s text:c="7"/></text:span><text:span text:style-name="T32">#`((</text:span><text:span text:style-name="T35">letrec</text:span><text:span text:style-name="T32"> ([tmp (lambda (x ...)</text:span></text:p>
            <text:p text:style-name="P8"><text:span text:style-name="T32"><text:s text:c="12"/></text:span><text:span text:style-name="T32">#,(</text:span><text:span text:style-name="T35">let*</text:span><text:span text:style-name="T32"> ([profile-weight <text:s/>(</text:span><text:span text:style-name="T35">or</text:span><text:span text:style-name="T32"> (profile-query-weight #'b1) </text:span><text:span text:style-name="T36">0</text:span><text:span text:style-name="T32">)] </text:span></text:p>
            <text:p text:style-name="P8"><text:span text:style-name="T32"><text:s text:c="24"/></text:span><text:span text:style-name="T32">[unroll-limit (</text:span><text:span text:style-name="T33">floor</text:span><text:span text:style-name="T32"> (</text:span><text:span text:style-name="T35">*</text:span><text:span text:style-name="T32"> </text:span><text:span text:style-name="T36">3</text:span><text:span text:style-name="T32"> profile-weight))])</text:span></text:p>
            <text:p text:style-name="P8"><text:span text:style-name="T32"><text:s text:c="16"/></text:span><text:span text:style-name="T32">#`(</text:span><text:span text:style-name="T33">define-syntax</text:span><text:span text:style-name="T32"> name</text:span></text:p>
            <text:p text:style-name="P8"><text:span text:style-name="T32"><text:s text:c="5"/></text:span><text:span text:style-name="T34"><text:s text:c="17"/></text:span><text:span text:style-name="T32">(</text:span><text:span text:style-name="T35">let</text:span><text:span text:style-name="T32"> ([count #,unroll-limit] [weight #,profile-weight])</text:span></text:p>
            <text:p text:style-name="P8"><text:span text:style-name="T34">;; … ==&gt;</text:span></text:p>
            <text:p text:style-name="P8"><text:span text:style-name="T32"><text:s text:c="23"/></text:span><text:span text:style-name="T32">(</text:span><text:span text:style-name="T35">lambda</text:span><text:span text:style-name="T32"> (</text:span><text:span text:style-name="T37">q</text:span><text:span text:style-name="T32">)</text:span></text:p>
            <text:p text:style-name="P8"><text:span text:style-name="T32"><text:s text:c="26"/></text:span><text:span text:style-name="T32">(syntax-case q ()</text:span></text:p>
            <text:p text:style-name="P8"><text:span text:style-name="T32"><text:s text:c="29"/></text:span><text:span text:style-name="T32">[(_ enew (... …))</text:span></text:p>
            <text:p text:style-name="P8"><text:span text:style-name="T32"><text:s text:c="30"/></text:span><text:span text:style-name="T32">(</text:span><text:span text:style-name="T35">if</text:span><text:span text:style-name="T32"> (</text:span><text:span text:style-name="T35">or</text:span><text:span text:style-name="T32"> (</text:span><text:span text:style-name="T35">=</text:span><text:span text:style-name="T32"> count </text:span><text:span text:style-name="T36">0</text:span><text:span text:style-name="T32">) (</text:span><text:span text:style-name="T35">&lt;</text:span><text:span text:style-name="T32"> weight .1))</text:span></text:p>
            <text:p text:style-name="P8"><text:span text:style-name="T34"><text:s text:c="33"/></text:span><text:span text:style-name="T34">;; when the loop is unimportant or already fully unrolled,</text:span></text:p>
            <text:p text:style-name="P8"><text:span text:style-name="T34"><text:s text:c="33"/></text:span><text:span text:style-name="T34">;; fallback to the recursive function (i.e. loop)</text:span></text:p>
            <text:p text:style-name="P8"><text:span text:style-name="T32"><text:s text:c="34"/></text:span><text:span text:style-name="T32">#</text:span><text:span text:style-name="T39">'</text:span><text:span text:style-name="T32">(tmp enew (... …))</text:span></text:p>
            <text:p text:style-name="P8"><text:span text:style-name="T32"><text:s text:c="34"/></text:span><text:span text:style-name="T34">;; otherwise decrement and unroll the loop </text:span></text:p>
            <text:p text:style-name="P8"><text:span text:style-name="T32"><text:s text:c="34"/></text:span><text:span text:style-name="T32">(begin (</text:span><text:span text:style-name="T35">set!</text:span><text:span text:style-name="T32"> count (</text:span><text:span text:style-name="T35">-</text:span><text:span text:style-name="T32"> count </text:span><text:span text:style-name="T36">1</text:span><text:span text:style-name="T32">))</text:span></text:p>
            <text:p text:style-name="P8"><text:span text:style-name="T32"><text:s text:c="45"/></text:span><text:span text:style-name="T32">#</text:span><text:span text:style-name="T39">'</text:span><text:span text:style-name="T32">((lambda (x ...) b1 b2 ...) enew (... …))))])))))</text:span></text:p>
            <text:p text:style-name="P8"><text:span text:style-name="T32"><text:s text:c="16"/></text:span><text:span text:style-name="T32">b1 b2 …)]) tmp) e ...)]))) </text:span><text:span text:style-name="T34">;; ignore unless you have paren matching</text:span></text:p>
            <text:p text:style-name="P8"><text:span text:style-name="T32"><text:s text:c="22"/></text:span></text:p>
          </draw:text-box>
        </draw:frame>
        <presentation:notes draw:style-name="dp2">
          <draw:page-thumbnail draw:style-name="gr2" draw:layer="layout" svg:width="13.968cm" svg:height="10.476cm" svg:x="3.81cm" svg:y="2.123cm" draw:page-number="29" presentation:class="page"/>
          <draw:frame presentation:style-name="pr4" draw:layer="layout" svg:width="17.271cm" svg:height="12.572cm" svg:x="2.159cm" svg:y="13.271cm" presentation:class="notes" presentation:user-transformed="true">
            <draw:text-box>
              <text:p>So now we write the generated meta-program. When we find a call to <text:span text:style-name="T12">this</text:span> loop, we check how important it is and how many times it's been unrolled. We either fallback to calling the loop, or unroll the loop. ((lambda rebinding the loop variables.</text:p>
            </draw:text-box>
          </draw:frame>
        </presentation:notes>
      </draw:page>
      <draw:page draw:name="page30" draw:style-name="dp1" draw:master-page-name="Default" presentation:presentation-page-layout-name="AL3T1">
        <draw:frame presentation:style-name="pr7" draw:layer="layout" svg:width="25.199cm" svg:height="3.506cm" svg:x="1.4cm" svg:y="0.837cm" presentation:class="title">
          <draw:text-box>
            <text:p>profile-query in Action<text:line-break/><text:span text:style-name="T31">loop unrolling</text:span></text:p>
          </draw:text-box>
        </draw:frame>
        <draw:frame presentation:style-name="pr6" draw:layer="layout" svg:width="25.199cm" svg:height="12.179cm" svg:x="1.4cm" svg:y="4.914cm" presentation:class="outline">
          <draw:text-box>
            <text:list text:style-name="L3">
              <text:list-item>
                <text:p>Actually we just wrote a limited recursive function inliner.</text:p>
              </text:list-item>
              <text:list-item>
                <text:p>Simple metric for this example, but more complex ones are easy to do. </text:p>
              </text:list-item>
            </text:list>
          </draw:text-box>
        </draw:frame>
        <presentation:notes draw:style-name="dp2">
          <draw:page-thumbnail draw:style-name="gr2" draw:layer="layout" svg:width="13.968cm" svg:height="10.476cm" svg:x="3.81cm" svg:y="2.123cm" draw:page-number="30" presentation:class="page"/>
          <draw:frame presentation:style-name="pr2" draw:layer="layout" svg:width="17.271cm" svg:height="12.572cm" svg:x="2.159cm" svg:y="13.271cm" presentation:class="notes" presentation:user-transformed="true">
            <draw:text-box>
              <text:p>Actually that was more than a loop unroller. We don't insist that the call to the loop be in tail position, so we can use the same construct to write arbitrary recursive functions... and it do inlining in the function body.</text:p>
              <text:p/>
              <text:p>In this example we just unroll as a function of importance, and don't consider size or complexity of the loop body. Obviously a real implementation should do some research on how to properly unroll a loop. But since you can run arbitrary code in the meta-program, that's no trouble to implement... just hard to fit on one slide.</text:p>
            </draw:text-box>
          </draw:frame>
        </presentation:notes>
      </draw:page>
      <draw:page draw:name="page31" draw:style-name="dp1" draw:master-page-name="Default" presentation:presentation-page-layout-name="AL3T1">
        <draw:frame presentation:style-name="pr3" draw:layer="layout" svg:width="25.199cm" svg:height="3.506cm" svg:x="1.4cm" svg:y="0.837cm" presentation:class="title" presentation:user-transformed="true">
          <draw:text-box>
            <text:p>profile-query in Action<text:line-break/><text:span text:style-name="T31">other examples</text:span></text:p>
          </draw:text-box>
        </draw:frame>
        <draw:frame presentation:style-name="pr6" draw:layer="layout" svg:width="25.199cm" svg:height="12.179cm" svg:x="1.4cm" svg:y="4.914cm" presentation:class="outline">
          <draw:text-box>
            <text:list text:style-name="L3">
              <text:list-item>
                <text:p>Virtual call-site optimization</text:p>
                <text:list>
                  <text:list-item>
                    <text:p>Uses profile-directed `case' to inline virtual calls in a OO DSL.</text:p>
                  </text:list-item>
                </text:list>
              </text:list-item>
              <text:list-item>
                <text:p>Abstract datatype specialization</text:p>
                <text:list>
                  <text:list-item>
                    <text:p>Uses profile information to specialize an abstract sequence datatype based on usage.</text:p>
                  </text:list-item>
                </text:list>
              </text:list-item>
              <text:list-item>
                <text:p>See the paper for those</text:p>
              </text:list-item>
            </text:list>
          </draw:text-box>
        </draw:frame>
        <presentation:notes draw:style-name="dp2">
          <draw:page-thumbnail draw:style-name="gr2" draw:layer="layout" svg:width="13.968cm" svg:height="10.476cm" svg:x="3.81cm" svg:y="2.123cm" draw:page-number="31" presentation:class="page"/>
          <draw:frame presentation:style-name="pr2" draw:layer="layout" svg:width="17.271cm" svg:height="12.572cm" svg:x="2.159cm" svg:y="13.271cm" presentation:class="notes">
            <draw:text-box>
              <text:p>In the PLDI submission I'm preparing, I have a few more (potentially impressive) examples. Using the case optimization we saw earlier, we give an example of how to optimize virtual call-sites in an OO DSL.</text:p>
              <text:p/>
              <text:p>We also implement an abstract sequence datatype that will specialize itself to either a list or a vector depending on which operations are used. This example is particularly screwy and uses some trickery we'll see later to essentially create counters.</text:p>
            </draw:text-box>
          </draw:frame>
        </presentation:notes>
      </draw:page>
      <draw:page draw:name="page32" draw:style-name="dp1" draw:master-page-name="Default" presentation:presentation-page-layout-name="AL3T1">
        <draw:frame presentation:style-name="pr3" draw:layer="layout" svg:width="25.199cm" svg:height="3.506cm" svg:x="1.4cm" svg:y="0.837cm" presentation:class="title" presentation:user-transformed="true">
          <draw:text-box>
            <text:p>profile-query in Action<text:line-break/><text:span text:style-name="T31">with less meta</text:span></text:p>
          </draw:text-box>
        </draw:frame>
        <draw:frame presentation:style-name="pr6" draw:layer="layout" svg:width="25.199cm" svg:height="12.179cm" svg:x="1.4cm" svg:y="4.914cm" presentation:class="outline" presentation:user-transformed="true">
          <draw:text-box>
            <text:list text:style-name="L3">
              <text:list-item>
                <text:p>Remember profile-query-weight is just a function.</text:p>
              </text:list-item>
              <text:list-item>
                <text:p>And syntax objects are just pieces of data.</text:p>
              </text:list-item>
              <text:list-item>
                <text:p>Could we use profile information for runtime decisions?</text:p>
              </text:list-item>
            </text:list>
          </draw:text-box>
        </draw:frame>
        <presentation:notes draw:style-name="dp2">
          <draw:page-thumbnail draw:style-name="gr2" draw:layer="layout" svg:width="13.968cm" svg:height="10.476cm" svg:x="3.81cm" svg:y="2.123cm" draw:page-number="32" presentation:class="page"/>
          <draw:frame presentation:style-name="pr2" draw:layer="layout" svg:width="17.271cm" svg:height="12.572cm" svg:x="2.159cm" svg:y="13.271cm" presentation:class="notes" presentation:user-transformed="true">
            <draw:text-box>
              <text:p>Profile-query-weight is just a normal function executing as any other piece of code. And syntax objects are just normal pieces of data. Could we take advantage of that to make runtime decisions based on profile information?</text:p>
              <text:p/>
              <text:p>Well, yes.</text:p>
            </draw:text-box>
          </draw:frame>
        </presentation:notes>
      </draw:page>
      <draw:page draw:name="page33" draw:style-name="dp1" draw:master-page-name="Default" presentation:presentation-page-layout-name="AL2T0">
        <draw:frame presentation:style-name="pr7" draw:layer="layout" svg:width="25.199cm" svg:height="3.506cm" svg:x="1.4cm" svg:y="0.837cm" presentation:class="title">
          <draw:text-box>
            <text:p>profile-query in Action<text:line-break/><text:span text:style-name="T31">with less meta</text:span></text:p>
          </draw:text-box>
        </draw:frame>
        <draw:frame presentation:style-name="pr9" draw:text-style-name="P17" draw:layer="layout" svg:width="25.199cm" svg:height="15.165cm" svg:x="1.4cm" svg:y="3.423cm" presentation:class="subtitle" presentation:user-transformed="true">
          <draw:text-box>
            <text:p text:style-name="P15"><text:span text:style-name="T40"/></text:p>
            <text:p text:style-name="P15"><text:span text:style-name="T40">;; this program is pure conjecture</text:span></text:p>
            <text:p text:style-name="P15"><text:span text:style-name="T41">(</text:span><text:span text:style-name="T42">define-syntax</text:span><text:span text:style-name="T41"> (create-thread x)</text:span></text:p>
            <text:p text:style-name="P15"><text:span text:style-name="T41"><text:s text:c="2"/></text:span><text:span text:style-name="T41">(syntax-case x ()</text:span></text:p>
            <text:p text:style-name="P15"><text:span text:style-name="T41"><text:s text:c="4"/></text:span><text:span text:style-name="T41">[(_ b1 b2 …)</text:span></text:p>
            <text:p text:style-name="P15"><text:span text:style-name="T41"><text:s text:c="5"/></text:span><text:span text:style-name="T40">;; the literal piece of syntax corresponding to the body of the thread</text:span></text:p>
            <text:p text:style-name="P15"><text:span text:style-name="T40"><text:s text:c="5"/></text:span><text:span text:style-name="T40">;; is stored, so it can be used at runtime</text:span></text:p>
            <text:p text:style-name="P15"><text:span text:style-name="T41"><text:s text:c="5"/></text:span><text:span text:style-name="T41">#</text:span><text:span text:style-name="T43">'</text:span><text:span text:style-name="T41">(schedule-thread #'b1 ($</text:span><text:span text:style-name="T44">create-thread</text:span><text:span text:style-name="T41"> (lambda () b1 b2 …)))]))</text:span></text:p>
            <text:p text:style-name="P15"><text:span text:style-name="T41">…</text:span></text:p>
            <text:p text:style-name="P15"><text:span text:style-name="T40">;; switch-threads used in the thread scheduler</text:span></text:p>
            <text:p text:style-name="P8"><text:span text:style-name="T41">(</text:span><text:span text:style-name="T44">define</text:span><text:span text:style-name="T41"> (</text:span><text:span text:style-name="T45">switch-threads</text:span><text:span text:style-name="T46"> </text:span><text:span text:style-name="T47">threads</text:span><text:span text:style-name="T41">)</text:span></text:p>
            <text:p text:style-name="P8"><text:span text:style-name="T41"><text:s text:c="3"/>… </text:span><text:span text:style-name="T41">(sort threads (</text:span><text:span text:style-name="T44">lambda</text:span><text:span text:style-name="T41"> (</text:span><text:span text:style-name="T47">t1 t2</text:span><text:span text:style-name="T41">) </text:span></text:p>
            <text:p text:style-name="P8"><text:span text:style-name="T41"><text:s text:c="32"/></text:span><text:span text:style-name="T41">(</text:span><text:span text:style-name="T44">&lt;</text:span><text:span text:style-name="T41"> (profile-query-weight (thread-syntax t1))</text:span></text:p>
            <text:p text:style-name="P16"><text:span text:style-name="T41"><text:s text:c="36"/></text:span><text:span text:style-name="T41">(profile-query-weight (thread-syntax t2))))) ...)</text:span></text:p>
            <text:p text:style-name="P15"><text:span text:style-name="T41"/></text:p>
          </draw:text-box>
        </draw:frame>
        <presentation:notes draw:style-name="dp2">
          <draw:page-thumbnail draw:style-name="gr2" draw:layer="layout" svg:width="13.968cm" svg:height="10.476cm" svg:x="3.81cm" svg:y="2.123cm" draw:page-number="33" presentation:class="page"/>
          <draw:frame presentation:style-name="pr2" draw:layer="layout" svg:width="17.271cm" svg:height="12.572cm" svg:x="2.159cm" svg:y="13.271cm" presentation:class="notes">
            <draw:text-box>
              <text:p>Suppose you wanted to implement light-weight threading in your DSL. Suppose further that you wanted to make decisions about which thread to run next based on the relative importance of each thread.</text:p>
              <text:p/>
              <text:p>Well, here's a hypothetical sketch of how to do that. You store some piece of the *syntax* of the body of a thread so you can use it at runtime. Then while switching threads, you can use it (probably with other things to ensure liveness) to determine which thread to switch to.</text:p>
            </draw:text-box>
          </draw:frame>
        </presentation:notes>
      </draw:page>
      <draw:page draw:name="page34"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6" draw:layer="layout" svg:width="25.199cm" svg:height="12.179cm" svg:x="1.4cm" svg:y="4.914cm" presentation:class="outline" presentation:user-transformed="true">
          <draw:text-box>
            <text:list text:style-name="L5">
              <text:list-item>
                <text:p><text:span text:style-name="T23">We implement an efficient, per source-expression profiler.</text:span></text:p>
              </text:list-item>
            </text:list>
            <text:list text:style-name="L3">
              <text:list-item>
                <text:list>
                  <text:list-item>
                    <text:p><text:span text:style-name="T23">It can even load multiple sets of profile data.</text:span></text:p>
                  </text:list-item>
                </text:list>
              </text:list-item>
            </text:list>
            <text:list text:style-name="L6">
              <text:list-item>
                <text:p><text:span text:style-name="T23">We expose this profile information to the meta-language via a single function.</text:span></text:p>
              </text:list-item>
            </text:list>
            <text:list text:style-name="L3">
              <text:list-item>
                <text:list>
                  <text:list-item>
                    <text:p><text:span text:style-name="T23">It can even be used at runtime to do profile-directed </text:span><text:span text:style-name="T24">programming</text:span><text:span text:style-name="T25"> (no meta-).</text:span><text:span text:style-name="T23"><text:tab/></text:span></text:p>
                  </text:list-item>
                </text:list>
              </text:list-item>
            </text:list>
            <text:list text:style-name="L7">
              <text:list-item>
                <text:p><text:span text:style-name="T30">We created workflow that ensures we can still use traditional PDO.</text:span></text:p>
              </text:list-item>
            </text:list>
          </draw:text-box>
        </draw:frame>
        <presentation:notes draw:style-name="dp2">
          <draw:page-thumbnail draw:style-name="gr2" draw:layer="layout" svg:width="13.968cm" svg:height="10.476cm" svg:x="3.81cm" svg:y="2.123cm" draw:page-number="34" presentation:class="page"/>
          <draw:frame presentation:style-name="pr2" draw:text-style-name="P3" draw:layer="layout" svg:width="17.271cm" svg:height="12.572cm" svg:x="2.159cm" svg:y="13.271cm" presentation:class="notes">
            <draw:text-box>
              <text:p text:style-name="P3"><text:span text:style-name="T11">Now you now how to use that fine grain information, but what about my old, low-level optimizations.</text:span></text:p>
            </draw:text-box>
          </draw:frame>
        </presentation:notes>
      </draw:page>
      <draw:page draw:name="page35" draw:style-name="dp1" draw:master-page-name="Default" presentation:presentation-page-layout-name="AL4T3">
        <draw:frame presentation:style-name="pr7" draw:layer="layout" svg:width="25.199cm" svg:height="3.506cm" svg:x="1.4cm" svg:y="0.837cm" presentation:class="title">
          <draw:text-box>
            <text:p>Need .. more … optimizations</text:p>
          </draw:text-box>
        </draw:frame>
        <draw:frame presentation:style-name="pr6" draw:layer="layout" svg:width="12.296cm" svg:height="12.179cm" svg:x="1.4cm" svg:y="4.914cm" presentation:class="outline">
          <draw:text-box>
            <text:list text:style-name="L3">
              <text:list-item>
                <text:p>Suppose I wants it all ...</text:p>
              </text:list-item>
            </text:list>
          </draw:text-box>
        </draw:frame>
        <draw:custom-shape draw:style-name="gr3" draw:text-style-name="P4" xml:id="id34" draw:id="id34" draw:layer="layout" svg:width="3.302cm" svg:height="1.524cm" svg:x="19.658cm" svg:y="5.08cm">
          <text:p text:style-name="P4">Program</text:p>
          <draw:enhanced-geometry svg:viewBox="0 0 21600 21600" draw:type="rectangle" draw:enhanced-path="M 0 0 L 21600 0 21600 21600 0 21600 0 0 Z N"/>
        </draw:custom-shape>
        <draw:custom-shape draw:style-name="gr4" draw:text-style-name="P4" draw:layer="layout" svg:width="1.524cm" svg:height="2.286cm" svg:x="20.574cm" svg:y="6.8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4.318cm" svg:height="1.524cm" svg:x="19.158cm" svg:y="9.398cm">
          <text:p text:style-name="P4">Instrumented</text:p>
          <draw:enhanced-geometry svg:viewBox="0 0 21600 21600" draw:type="rectangle" draw:enhanced-path="M 0 0 L 21600 0 21600 21600 0 21600 0 0 Z N"/>
        </draw:custom-shape>
        <draw:line draw:style-name="gr6" draw:text-style-name="P4" draw:layer="layout" svg:x1="20.828cm" svg:y1="11.176cm" svg:x2="19.558cm" svg:y2="12.954cm">
          <text:p/>
        </draw:line>
        <draw:line draw:style-name="gr6" draw:text-style-name="P4" draw:layer="layout" svg:x1="22.358cm" svg:y1="11.176cm" svg:x2="23.628cm" svg:y2="12.954cm">
          <text:p/>
        </draw:line>
        <draw:frame draw:style-name="gr1" xml:id="id31" draw:id="id31" draw:layer="layout" svg:width="5.65cm" svg:height="1.825cm" svg:x="16.11cm" svg:y="13.416cm">
          <draw:text-box>
            <text:p text:style-name="P4">Source → Number</text:p>
            <text:p text:style-name="P4">...</text:p>
          </draw:text-box>
        </draw:frame>
        <draw:frame draw:style-name="gr1" xml:id="id33" draw:id="id33" draw:layer="layout" svg:width="5.193cm" svg:height="1.825cm" svg:x="21.844cm" svg:y="13.44cm">
          <draw:text-box>
            <text:p text:style-name="P4">Block → Number</text:p>
            <text:p text:style-name="P4">...</text:p>
          </draw:text-box>
        </draw:frame>
        <draw:custom-shape draw:style-name="gr4" draw:text-style-name="P4" xml:id="id32" draw:id="id32" draw:layer="layout" svg:width="1.524cm" svg:height="2.286cm" svg:x="20.828cm" svg:y="14.7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4.318cm" svg:height="1.524cm" svg:x="19.504cm" svg:y="17.426cm">
          <text:p text:style-name="P4">Blindingly </text:p>
          <text:p text:style-name="P4">Fast</text:p>
          <draw:enhanced-geometry svg:viewBox="0 0 21600 21600" draw:type="rectangle" draw:enhanced-path="M 0 0 L 21600 0 21600 21600 0 21600 0 0 Z N"/>
        </draw:custom-shape>
        <draw:connector draw:style-name="gr6" draw:text-style-name="P4" draw:layer="layout" draw:type="curve" svg:x1="18.935cm" svg:y1="15.241cm" svg:x2="20.828cm" svg:y2="15.875cm" draw:start-shape="id31" draw:start-glue-point="2" draw:end-shape="id32" svg:d="m18935 15241c0 423 631 634 1893 634" svg:viewBox="0 0 1894 635">
          <text:p/>
        </draw:connector>
        <draw:connector draw:style-name="gr6" draw:text-style-name="P4" draw:layer="layout" draw:type="curve" svg:x1="24.44cm" svg:y1="15.265cm" svg:x2="22.352cm" svg:y2="15.875cm" draw:start-shape="id33" draw:start-glue-point="2" draw:end-shape="id32" svg:d="m24440 15265c0 407-696 610-2088 610" svg:viewBox="0 0 2089 611">
          <text:p/>
        </draw:connector>
        <draw:connector draw:style-name="gr6" draw:text-style-name="P4" draw:layer="layout" draw:type="curve" svg:x1="19.658cm" svg:y1="5.842cm" svg:x2="21.59cm" svg:y2="14.732cm" draw:start-shape="id34" draw:start-glue-point="3" draw:end-shape="id32" draw:end-glue-point="0" svg:d="m19658 5842c-751 0-627 2413 44 3112s1888-318 1888 5778" svg:viewBox="0 0 2446 8891">
          <text:p/>
        </draw:connector>
        <presentation:notes draw:style-name="dp2">
          <draw:page-thumbnail draw:style-name="gr2" draw:layer="layout" svg:width="13.968cm" svg:height="10.476cm" svg:x="3.81cm" svg:y="2.123cm" draw:page-number="35" presentation:class="page"/>
          <draw:frame presentation:style-name="pr2" draw:layer="layout" svg:width="17.271cm" svg:height="12.572cm" svg:x="2.159cm" svg:y="13.271cm" presentation:class="notes">
            <draw:text-box>
              <text:p>Suppose I want both source and block-level PDO so I can get optimized-turtles all the way down.</text:p>
              <text:p/>
              <text:p>Without too much thought, the work flow should look something like this.</text:p>
              <text:p/>
              <text:p>First we compile some instrumented binary, which counts the source expressions and blocks, and then we just recompile with that information ...</text:p>
            </draw:text-box>
          </draw:frame>
        </presentation:notes>
      </draw:page>
      <draw:page draw:name="page36" draw:style-name="dp1" draw:master-page-name="Default" presentation:presentation-page-layout-name="AL4T3">
        <draw:frame presentation:style-name="pr7" draw:layer="layout" svg:width="25.199cm" svg:height="3.506cm" svg:x="1.4cm" svg:y="0.837cm" presentation:class="title" presentation:user-transformed="true">
          <draw:text-box>
            <text:p>Need .. more … optimizations</text:p>
          </draw:text-box>
        </draw:frame>
        <draw:frame presentation:style-name="pr6" draw:layer="layout" svg:width="12.296cm" svg:height="12.179cm" svg:x="1.4cm" svg:y="4.914cm" presentation:class="outline" presentation:user-transformed="true">
          <draw:text-box>
            <text:list text:style-name="L3">
              <text:list-item>
                <text:p>But that's not what happens</text:p>
              </text:list-item>
            </text:list>
          </draw:text-box>
        </draw:frame>
        <draw:custom-shape draw:style-name="gr10" draw:text-style-name="P4" draw:layer="Layout" svg:width="4.318cm" svg:height="0.916cm" svg:x="19.812cm" svg:y="11.022cm">
          <text:p text:style-name="P4">Instrumented</text:p>
          <draw:enhanced-geometry svg:viewBox="0 0 21600 21600" draw:type="rectangle" draw:enhanced-path="M 0 0 L 21600 0 21600 21600 0 21600 0 0 Z N"/>
        </draw:custom-shape>
        <draw:line draw:style-name="gr6" draw:text-style-name="P4" draw:layer="layout" svg:x1="20.574cm" svg:y1="11.938cm" svg:x2="19.812cm" svg:y2="12.954cm">
          <text:p/>
        </draw:line>
        <draw:line draw:style-name="gr6" draw:text-style-name="P4" draw:layer="layout" svg:x1="23.114cm" svg:y1="11.938cm" svg:x2="23.87cm" svg:y2="12.954cm">
          <text:p/>
        </draw:line>
        <draw:frame draw:style-name="gr1" draw:text-style-name="P19" xml:id="id39" draw:id="id39" draw:layer="layout" svg:width="5.074cm" svg:height="1.649cm" svg:x="16.41cm" svg:y="12.616cm">
          <draw:text-box>
            <text:p text:style-name="P18"><text:span text:style-name="T48">Source → Number</text:span></text:p>
            <text:p text:style-name="P18"><text:span text:style-name="T48">...</text:span></text:p>
          </draw:text-box>
        </draw:frame>
        <draw:frame draw:style-name="gr1" draw:text-style-name="P19" xml:id="id35" draw:id="id35" draw:layer="layout" svg:width="5.426cm" svg:height="1.679cm" svg:x="21.844cm" svg:y="12.64cm">
          <draw:text-box>
            <text:p text:style-name="P18"><text:span text:style-name="T48">Blocks </text:span><text:span text:style-name="T49">a</text:span><text:span text:style-name="T48"> → Number</text:span></text:p>
            <text:p text:style-name="P18"><text:span text:style-name="T48">...</text:span></text:p>
          </draw:text-box>
        </draw:frame>
        <draw:custom-shape draw:style-name="gr10" draw:text-style-name="P4" draw:layer="Layout" svg:width="4.318cm" svg:height="1.524cm" svg:x="11.992cm" svg:y="16.51cm">
          <text:p text:style-name="P4">Useless</text:p>
          <draw:enhanced-geometry svg:viewBox="0 0 21600 21600" draw:type="rectangle" draw:enhanced-path="M 0 0 L 21600 0 21600 21600 0 21600 0 0 Z N"/>
        </draw:custom-shape>
        <draw:connector draw:style-name="gr6" draw:text-style-name="P4" draw:layer="layout" draw:type="curve" svg:x1="21.844cm" svg:y1="13.479cm" svg:x2="14.861cm" svg:y2="15.842cm" draw:start-shape="id35" draw:end-shape="id36" draw:end-glue-point="1" svg:d="m21844 13479c-5235 0-1744 2363-6983 2363" svg:viewBox="0 0 6984 2364">
          <text:p/>
        </draw:connector>
        <draw:custom-shape draw:style-name="gr3" draw:text-style-name="P4" xml:id="id37" draw:id="id37" draw:layer="layout" svg:width="4.226cm" svg:height="1.178cm" svg:x="19.804cm" svg:y="3.956cm">
          <text:p text:style-name="P4">(meta-)program</text:p>
          <draw:enhanced-geometry svg:viewBox="0 0 21600 21600" draw:type="rectangle" draw:enhanced-path="M 0 0 L 21600 0 21600 21600 0 21600 0 0 Z N"/>
        </draw:custom-shape>
        <draw:custom-shape draw:style-name="gr4" draw:text-style-name="P4" draw:layer="layout" svg:width="1.524cm" svg:height="0.762cm" svg:x="21.157cm" svg:y="10.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6" draw:text-style-name="P4" draw:layer="layout" draw:type="curve" svg:x1="19.804cm" svg:y1="4.545cm" svg:x2="14.07cm" svg:y2="10.751cm" draw:start-shape="id37" draw:start-glue-point="3" draw:end-shape="id38" draw:end-glue-point="0" svg:d="m19804 4545c-3823 0-5734 2068-5734 6206" svg:viewBox="0 0 5735 6207">
          <text:p/>
        </draw:connector>
        <draw:custom-shape draw:style-name="gr4" draw:text-style-name="P4" draw:layer="layout" svg:width="1.524cm" svg:height="0.762cm" svg:x="21.128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794cm" svg:height="1.016cm" svg:x="20.42cm" svg:y="6.334cm">
          <text:p text:style-name="P4">Program a</text:p>
          <draw:enhanced-geometry svg:viewBox="0 0 21600 21600" draw:type="rectangle" draw:enhanced-path="M 0 0 L 21600 0 21600 21600 0 21600 0 0 Z N"/>
        </draw:custom-shape>
        <draw:custom-shape draw:style-name="gr4" draw:text-style-name="P4" draw:layer="layout" svg:width="1.524cm" svg:height="0.762cm" svg:x="21.157cm" svg:y="7.7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794cm" svg:height="1.016cm" svg:x="20.608cm" svg:y="8.736cm">
          <text:p text:style-name="P4">Blocks a</text:p>
          <draw:enhanced-geometry svg:viewBox="0 0 21600 21600" draw:type="rectangle" draw:enhanced-path="M 0 0 L 21600 0 21600 21600 0 21600 0 0 Z N"/>
        </draw:custom-shape>
        <draw:custom-shape draw:style-name="gr4" draw:text-style-name="P4" xml:id="id36" draw:id="id36" draw:layer="layout" svg:width="1.524cm" svg:height="0.762cm" svg:x="13.337cm" svg:y="15.4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xml:id="id38" draw:id="id38" draw:layer="layout" svg:width="1.524cm" svg:height="0.762cm" svg:x="13.308cm" svg:y="10.7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794cm" svg:height="1.016cm" svg:x="12.6cm" svg:y="11.751cm">
          <text:p text:style-name="P4">Program b</text:p>
          <draw:enhanced-geometry svg:viewBox="0 0 21600 21600" draw:type="rectangle" draw:enhanced-path="M 0 0 L 21600 0 21600 21600 0 21600 0 0 Z N"/>
        </draw:custom-shape>
        <draw:custom-shape draw:style-name="gr4" draw:text-style-name="P4" draw:layer="layout" svg:width="1.524cm" svg:height="0.762cm" svg:x="13.337cm" svg:y="13.1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794cm" svg:height="1.016cm" svg:x="12.7cm" svg:y="14.137cm">
          <text:p text:style-name="P4">Blocks <text:span text:style-name="T50">b</text:span></text:p>
          <draw:enhanced-geometry svg:viewBox="0 0 21600 21600" draw:type="rectangle" draw:enhanced-path="M 0 0 L 21600 0 21600 21600 0 21600 0 0 Z N"/>
        </draw:custom-shape>
        <draw:connector draw:style-name="gr6" draw:text-style-name="P4" draw:layer="layout" draw:type="curve" svg:x1="16.41cm" svg:y1="13.44cm" svg:x2="14.832cm" svg:y2="11.132cm" draw:start-shape="id39" draw:end-shape="id38" draw:end-glue-point="1" svg:d="m16410 13440c-1182 0-393-2308-1578-2308" svg:viewBox="0 0 1579 2309">
          <text:p/>
        </draw:connector>
        <presentation:notes draw:style-name="dp2">
          <draw:page-thumbnail draw:style-name="gr2" draw:layer="layout" svg:width="13.968cm" svg:height="10.476cm" svg:x="3.81cm" svg:y="2.123cm" draw:page-number="36" presentation:class="page"/>
          <draw:frame presentation:style-name="pr2" draw:layer="layout" svg:width="17.271cm" svg:height="12.572cm" svg:x="2.159cm" svg:y="13.271cm" presentation:class="notes">
            <draw:text-box>
              <text:p>But actually, when we generate a new source program by optimizing in the meta-program … the blocks we get may be totally different. Thus the block profile information is stale.</text:p>
            </draw:text-box>
          </draw:frame>
        </presentation:notes>
      </draw:page>
      <draw:page draw:name="page37" draw:style-name="dp1" draw:master-page-name="Default" presentation:presentation-page-layout-name="AL4T3">
        <draw:frame presentation:style-name="pr7" draw:layer="layout" svg:width="25.199cm" svg:height="3.506cm" svg:x="1.4cm" svg:y="0.837cm" presentation:class="title" presentation:user-transformed="true">
          <draw:text-box>
            <text:p>Need .. more … optimizations</text:p>
          </draw:text-box>
        </draw:frame>
        <draw:frame presentation:style-name="pr6" draw:layer="layout" svg:width="12.296cm" svg:height="12.179cm" svg:x="1.4cm" svg:y="4.914cm" presentation:class="outline" presentation:user-transformed="true">
          <draw:text-box>
            <text:list text:style-name="L3">
              <text:list-item>
                <text:p>But I wants it all!</text:p>
              </text:list-item>
            </text:list>
          </draw:text-box>
        </draw:frame>
        <presentation:notes draw:style-name="dp2">
          <draw:page-thumbnail draw:style-name="gr2" draw:layer="layout" svg:width="13.968cm" svg:height="10.476cm" svg:x="3.81cm" svg:y="2.123cm" draw:page-number="37" presentation:class="page"/>
          <draw:frame presentation:style-name="pr2" draw:layer="layout" svg:width="17.271cm" svg:height="12.572cm" svg:x="2.159cm" svg:y="13.271cm" presentation:class="notes">
            <draw:text-box>
              <text:p>So are we stuck, unable to use traditional PDO? </text:p>
              <text:p/>
              <text:p>… well you saw my outline so obviously not</text:p>
            </draw:text-box>
          </draw:frame>
        </presentation:notes>
      </draw:page>
      <draw:page draw:name="page38" draw:style-name="dp1" draw:master-page-name="Default" presentation:presentation-page-layout-name="AL4T3">
        <draw:frame presentation:style-name="pr7" draw:layer="layout" svg:width="25.199cm" svg:height="3.506cm" svg:x="1.4cm" svg:y="0.837cm" presentation:class="title" presentation:user-transformed="true">
          <draw:text-box>
            <text:p>Need .. more … optimizations</text:p>
          </draw:text-box>
        </draw:frame>
        <draw:frame presentation:style-name="pr6" draw:layer="layout" svg:width="12.296cm" svg:height="12.179cm" svg:x="1.4cm" svg:y="4.914cm" presentation:class="outline" presentation:user-transformed="true">
          <draw:text-box>
            <text:list text:style-name="L3">
              <text:list-item>
                <text:p>Okay ...</text:p>
              </text:list-item>
            </text:list>
          </draw:text-box>
        </draw:frame>
        <draw:custom-shape draw:style-name="gr10" draw:text-style-name="P4" draw:layer="Layout" svg:width="4.318cm" svg:height="0.916cm" svg:x="5.186cm" svg:y="15.056cm">
          <text:p text:style-name="P4">Instrumented</text:p>
          <draw:enhanced-geometry svg:viewBox="0 0 21600 21600" draw:type="rectangle" draw:enhanced-path="M 0 0 L 21600 0 21600 21600 0 21600 0 0 Z N"/>
        </draw:custom-shape>
        <draw:line draw:style-name="gr6" draw:text-style-name="P4" draw:layer="layout" svg:x1="6.956cm" svg:y1="16.226cm" svg:x2="6.956cm" svg:y2="17.242cm">
          <text:p/>
        </draw:line>
        <draw:frame draw:style-name="gr1" draw:text-style-name="P19" xml:id="id43" draw:id="id43" draw:layer="layout" svg:width="5.074cm" svg:height="1.649cm" svg:x="4.376cm" svg:y="17.471cm">
          <draw:text-box>
            <text:p text:style-name="P18"><text:span text:style-name="T48">Source → Number</text:span></text:p>
            <text:p text:style-name="P18"><text:span text:style-name="T48">...</text:span></text:p>
          </draw:text-box>
        </draw:frame>
        <draw:frame draw:style-name="gr1" draw:text-style-name="P19" draw:layer="layout" svg:width="5.456cm" svg:height="1.679cm" svg:x="11.783cm" svg:y="17.493cm">
          <draw:text-box>
            <text:p text:style-name="P18"><text:span text:style-name="T48">Blocks </text:span><text:span text:style-name="T49">b</text:span><text:span text:style-name="T48"> → Number</text:span></text:p>
            <text:p text:style-name="P18"><text:span text:style-name="T48">...</text:span></text:p>
          </draw:text-box>
        </draw:frame>
        <draw:custom-shape draw:style-name="gr10" draw:text-style-name="P4" draw:layer="Layout" svg:width="4.67cm" svg:height="0.984cm" svg:x="11.992cm" svg:y="15.11cm">
          <text:p text:style-name="P4">Instrumented 2.0</text:p>
          <draw:enhanced-geometry svg:viewBox="0 0 21600 21600" draw:type="rectangle" draw:enhanced-path="M 0 0 L 21600 0 21600 21600 0 21600 0 0 Z N"/>
        </draw:custom-shape>
        <draw:connector draw:style-name="gr6" draw:text-style-name="P4" draw:layer="layout" draw:type="curve" svg:x1="17.096cm" svg:y1="18.317cm" svg:x2="20.718cm" svg:y2="9.671cm" draw:end-shape="id40" draw:end-glue-point="3" svg:d="m17096 18317c2341 0 531-8646 3622-8646" svg:viewBox="0 0 3623 8647">
          <text:p/>
        </draw:connector>
        <draw:custom-shape draw:style-name="gr10" draw:text-style-name="P4" xml:id="id41" draw:id="id41" draw:layer="Layout" svg:width="4.226cm" svg:height="1.178cm" svg:x="5.178cm" svg:y="7.99cm">
          <text:p text:style-name="P4">(meta-)program</text:p>
          <draw:enhanced-geometry svg:viewBox="0 0 21600 21600" draw:type="rectangle" draw:enhanced-path="M 0 0 L 21600 0 21600 21600 0 21600 0 0 Z N"/>
        </draw:custom-shape>
        <draw:custom-shape draw:style-name="gr11" draw:text-style-name="P4" draw:layer="Layout" svg:width="1.524cm" svg:height="0.762cm" svg:x="6.531cm" svg:y="14.0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6" draw:text-style-name="P4" draw:layer="layout" draw:type="curve" svg:x1="9.404cm" svg:y1="8.579cm" svg:x2="14.27cm" svg:y2="9.351cm" draw:start-shape="id41" draw:start-glue-point="1" draw:end-shape="id42" draw:end-glue-point="0" svg:d="m9404 8579c3244 0 4866 257 4866 772" svg:viewBox="0 0 4867 773">
          <text:p/>
        </draw:connector>
        <draw:custom-shape draw:style-name="gr11" draw:text-style-name="P4" draw:layer="Layout" svg:width="1.524cm" svg:height="0.762cm" svg:x="6.502cm" svg:y="9.3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5.794cm" svg:y="10.368cm">
          <text:p text:style-name="P4">Program a</text:p>
          <draw:enhanced-geometry svg:viewBox="0 0 21600 21600" draw:type="rectangle" draw:enhanced-path="M 0 0 L 21600 0 21600 21600 0 21600 0 0 Z N"/>
        </draw:custom-shape>
        <draw:custom-shape draw:style-name="gr11" draw:text-style-name="P4" draw:layer="Layout" svg:width="1.524cm" svg:height="0.762cm" svg:x="6.531cm" svg:y="11.7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5.882cm" svg:y="12.77cm">
          <text:p text:style-name="P4">Blocks a</text:p>
          <draw:enhanced-geometry svg:viewBox="0 0 21600 21600" draw:type="rectangle" draw:enhanced-path="M 0 0 L 21600 0 21600 21600 0 21600 0 0 Z N"/>
        </draw:custom-shape>
        <draw:custom-shape draw:style-name="gr11" draw:text-style-name="P4" draw:layer="Layout" svg:width="1.524cm" svg:height="0.762cm" svg:x="13.537cm" svg:y="14.0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xml:id="id42" draw:id="id42" draw:layer="Layout" svg:width="1.524cm" svg:height="0.762cm" svg:x="13.508cm" svg:y="9.3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12.8cm" svg:y="10.351cm">
          <text:p text:style-name="P4">Program b</text:p>
          <draw:enhanced-geometry svg:viewBox="0 0 21600 21600" draw:type="rectangle" draw:enhanced-path="M 0 0 L 21600 0 21600 21600 0 21600 0 0 Z N"/>
        </draw:custom-shape>
        <draw:custom-shape draw:style-name="gr11" draw:text-style-name="P4" draw:layer="Layout" svg:width="1.524cm" svg:height="0.762cm" svg:x="13.537cm" svg:y="11.7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12.9cm" svg:y="12.737cm">
          <text:p text:style-name="P4">Blocks <text:span text:style-name="T50">b</text:span></text:p>
          <draw:enhanced-geometry svg:viewBox="0 0 21600 21600" draw:type="rectangle" draw:enhanced-path="M 0 0 L 21600 0 21600 21600 0 21600 0 0 Z N"/>
        </draw:custom-shape>
        <draw:connector draw:style-name="gr6" draw:text-style-name="P4" draw:layer="layout" draw:type="curve" svg:x1="9.45cm" svg:y1="18.295cm" svg:x2="13.508cm" svg:y2="9.732cm" draw:start-shape="id43" draw:end-shape="id42" svg:d="m9450 18295c3043 0 1015-8563 4058-8563" svg:viewBox="0 0 4059 8564">
          <text:p/>
        </draw:connector>
        <draw:line draw:style-name="gr6" draw:text-style-name="P4" draw:layer="layout" svg:x1="14.322cm" svg:y1="16.348cm" svg:x2="14.322cm" svg:y2="17.364cm">
          <text:p/>
        </draw:line>
        <draw:connector draw:style-name="gr6" draw:text-style-name="P4" draw:layer="layout" draw:type="curve" svg:x1="9.404cm" svg:y1="8.579cm" svg:x2="21.48cm" svg:y2="9.29cm" draw:end-shape="id40" draw:end-glue-point="0" svg:d="m9404 8579c0 157 12076-198 12076 711" svg:viewBox="0 0 12077 712">
          <text:p/>
        </draw:connector>
        <draw:custom-shape draw:style-name="gr4" draw:text-style-name="P4" draw:layer="layout" svg:width="1.524cm" svg:height="0.762cm" svg:x="20.747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xml:id="id40" draw:id="id40" draw:layer="layout" svg:width="1.524cm" svg:height="0.762cm" svg:x="20.718cm" svg:y="9.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794cm" svg:height="1.016cm" svg:x="20.01cm" svg:y="10.29cm">
          <text:p text:style-name="P4">Program b</text:p>
          <draw:enhanced-geometry svg:viewBox="0 0 21600 21600" draw:type="rectangle" draw:enhanced-path="M 0 0 L 21600 0 21600 21600 0 21600 0 0 Z N"/>
        </draw:custom-shape>
        <draw:custom-shape draw:style-name="gr4" draw:text-style-name="P4" draw:layer="layout" svg:width="1.524cm" svg:height="0.762cm" svg:x="20.747cm" svg:y="11.7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794cm" svg:height="1.016cm" svg:x="20.11cm" svg:y="12.676cm">
          <text:p text:style-name="P4">Blocks <text:span text:style-name="T50">b</text:span></text:p>
          <draw:enhanced-geometry svg:viewBox="0 0 21600 21600" draw:type="rectangle" draw:enhanced-path="M 0 0 L 21600 0 21600 21600 0 21600 0 0 Z N"/>
        </draw:custom-shape>
        <draw:connector draw:style-name="gr6" draw:text-style-name="P4" draw:layer="layout" draw:type="curve" svg:x1="9.45cm" svg:y1="18.295cm" svg:x2="20.718cm" svg:y2="9.671cm" draw:start-shape="id43" draw:start-glue-point="1" draw:end-shape="id40" svg:d="m9450 18295c8451 0 2817-8624 11268-8624" svg:viewBox="0 0 11269 8625">
          <text:p/>
        </draw:connector>
        <draw:custom-shape draw:style-name="gr3" draw:text-style-name="P4" draw:layer="layout" svg:width="4.318cm" svg:height="1.524cm" svg:x="19.402cm" svg:y="14.978cm">
          <text:p text:style-name="P4">Blindingly </text:p>
          <text:p text:style-name="P4">Fast</text:p>
          <draw:enhanced-geometry svg:viewBox="0 0 21600 21600" draw:type="rectangle" draw:enhanced-path="M 0 0 L 21600 0 21600 21600 0 21600 0 0 Z N"/>
        </draw:custom-shape>
        <draw:frame draw:style-name="gr12" draw:layer="layout" svg:width="11.146cm" svg:height="1.273cm" svg:x="7.374cm" svg:y="10.719cm">
          <draw:text-box>
            <text:p><text:page-number>&lt;number&gt;</text:page-number></text:p>
          </draw:text-box>
        </draw:frame>
        <draw:frame draw:style-name="gr12" draw:layer="layout" svg:width="11.146cm" svg:height="1.273cm" svg:x="7.374cm" svg:y="10.719cm">
          <draw:text-box>
            <text:p><text:page-number>&lt;number&gt;</text:page-number></text:p>
          </draw:text-box>
        </draw:frame>
        <presentation:notes draw:style-name="dp2">
          <draw:page-thumbnail draw:style-name="gr2" draw:layer="layout" svg:width="13.968cm" svg:height="10.476cm" svg:x="3.81cm" svg:y="2.123cm" draw:page-number="38" presentation:class="page"/>
          <draw:frame presentation:style-name="pr2" draw:layer="layout" svg:width="17.271cm" svg:height="12.572cm" svg:x="2.159cm" svg:y="13.271cm" presentation:class="notes">
            <draw:text-box>
              <text:p>We just add an extra compile step. First we compile for source information. Then, we reoptimize using the source information. At this point, blocks should remain stable as long as we continue using the source information.</text:p>
              <text:p/>
              <text:p>Then we compile for block information. Finally we get a blindingly fast binary.</text:p>
            </draw:text-box>
          </draw:frame>
        </presentation:notes>
      </draw:page>
      <draw:page draw:name="page39" draw:style-name="dp1" draw:master-page-name="Default" presentation:presentation-page-layout-name="AL3T1">
        <draw:frame presentation:style-name="pr7" draw:layer="layout" svg:width="25.199cm" svg:height="3.506cm" svg:x="1.4cm" svg:y="0.837cm" presentation:class="title">
          <draw:text-box>
            <text:p>Need .. more … optimizations</text:p>
          </draw:text-box>
        </draw:frame>
        <draw:frame presentation:style-name="pr6" draw:layer="layout" svg:width="25.199cm" svg:height="12.179cm" svg:x="1.4cm" svg:y="4.914cm" presentation:class="outline">
          <draw:text-box>
            <text:list text:style-name="L3">
              <text:list-item>
                <text:p>Now your Makefile is one line longer</text:p>
              </text:list-item>
            </text:list>
          </draw:text-box>
        </draw:frame>
        <draw:custom-shape draw:style-name="gr10" draw:text-style-name="P4" draw:layer="Layout" svg:width="4.318cm" svg:height="0.916cm" svg:x="5.186cm" svg:y="15.056cm">
          <text:p text:style-name="P4">Instrumented</text:p>
          <draw:enhanced-geometry svg:viewBox="0 0 21600 21600" draw:type="rectangle" draw:enhanced-path="M 0 0 L 21600 0 21600 21600 0 21600 0 0 Z N"/>
        </draw:custom-shape>
        <draw:line draw:style-name="gr6" draw:text-style-name="P4" draw:layer="layout" svg:x1="6.956cm" svg:y1="16.226cm" svg:x2="6.956cm" svg:y2="17.242cm">
          <text:p/>
        </draw:line>
        <draw:frame draw:style-name="gr1" draw:text-style-name="P19" xml:id="id47" draw:id="id47" draw:layer="layout" svg:width="5.074cm" svg:height="1.649cm" svg:x="4.376cm" svg:y="17.471cm">
          <draw:text-box>
            <text:p text:style-name="P18"><text:span text:style-name="T48">Source → Number</text:span></text:p>
            <text:p text:style-name="P18"><text:span text:style-name="T48">...</text:span></text:p>
          </draw:text-box>
        </draw:frame>
        <draw:frame draw:style-name="gr1" draw:text-style-name="P19" draw:layer="layout" svg:width="5.456cm" svg:height="1.679cm" svg:x="11.783cm" svg:y="17.493cm">
          <draw:text-box>
            <text:p text:style-name="P18"><text:span text:style-name="T48">Blocks </text:span><text:span text:style-name="T49">b</text:span><text:span text:style-name="T48"> → Number</text:span></text:p>
            <text:p text:style-name="P18"><text:span text:style-name="T48">...</text:span></text:p>
          </draw:text-box>
        </draw:frame>
        <draw:custom-shape draw:style-name="gr10" draw:text-style-name="P4" draw:layer="Layout" svg:width="4.67cm" svg:height="0.984cm" svg:x="11.992cm" svg:y="15.11cm">
          <text:p text:style-name="P4">Instrumented 2.0</text:p>
          <draw:enhanced-geometry svg:viewBox="0 0 21600 21600" draw:type="rectangle" draw:enhanced-path="M 0 0 L 21600 0 21600 21600 0 21600 0 0 Z N"/>
        </draw:custom-shape>
        <draw:connector draw:style-name="gr6" draw:text-style-name="P4" draw:layer="layout" draw:type="curve" svg:x1="17.096cm" svg:y1="18.317cm" svg:x2="20.718cm" svg:y2="9.671cm" draw:end-shape="id44" draw:end-glue-point="3" svg:d="m17096 18317c2341 0 531-8646 3622-8646" svg:viewBox="0 0 3623 8647">
          <text:p/>
        </draw:connector>
        <draw:custom-shape draw:style-name="gr10" draw:text-style-name="P4" xml:id="id45" draw:id="id45" draw:layer="Layout" svg:width="4.226cm" svg:height="1.178cm" svg:x="5.178cm" svg:y="7.99cm">
          <text:p text:style-name="P4">(meta-)program</text:p>
          <draw:enhanced-geometry svg:viewBox="0 0 21600 21600" draw:type="rectangle" draw:enhanced-path="M 0 0 L 21600 0 21600 21600 0 21600 0 0 Z N"/>
        </draw:custom-shape>
        <draw:custom-shape draw:style-name="gr11" draw:text-style-name="P4" draw:layer="Layout" svg:width="1.524cm" svg:height="0.762cm" svg:x="6.531cm" svg:y="14.0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6" draw:text-style-name="P4" draw:layer="layout" draw:type="curve" svg:x1="9.404cm" svg:y1="8.579cm" svg:x2="14.27cm" svg:y2="9.351cm" draw:start-shape="id45" draw:start-glue-point="1" draw:end-shape="id46" draw:end-glue-point="0" svg:d="m9404 8579c3244 0 4866 257 4866 772" svg:viewBox="0 0 4867 773">
          <text:p/>
        </draw:connector>
        <draw:custom-shape draw:style-name="gr11" draw:text-style-name="P4" draw:layer="Layout" svg:width="1.524cm" svg:height="0.762cm" svg:x="6.502cm" svg:y="9.3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5.794cm" svg:y="10.368cm">
          <text:p text:style-name="P4">Program a</text:p>
          <draw:enhanced-geometry svg:viewBox="0 0 21600 21600" draw:type="rectangle" draw:enhanced-path="M 0 0 L 21600 0 21600 21600 0 21600 0 0 Z N"/>
        </draw:custom-shape>
        <draw:custom-shape draw:style-name="gr11" draw:text-style-name="P4" draw:layer="Layout" svg:width="1.524cm" svg:height="0.762cm" svg:x="6.531cm" svg:y="11.7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5.882cm" svg:y="12.77cm">
          <text:p text:style-name="P4">Blocks a</text:p>
          <draw:enhanced-geometry svg:viewBox="0 0 21600 21600" draw:type="rectangle" draw:enhanced-path="M 0 0 L 21600 0 21600 21600 0 21600 0 0 Z N"/>
        </draw:custom-shape>
        <draw:custom-shape draw:style-name="gr11" draw:text-style-name="P4" draw:layer="Layout" svg:width="1.524cm" svg:height="0.762cm" svg:x="13.537cm" svg:y="14.0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xml:id="id46" draw:id="id46" draw:layer="Layout" svg:width="1.524cm" svg:height="0.762cm" svg:x="13.508cm" svg:y="9.3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12.8cm" svg:y="10.351cm">
          <text:p text:style-name="P4">Program b</text:p>
          <draw:enhanced-geometry svg:viewBox="0 0 21600 21600" draw:type="rectangle" draw:enhanced-path="M 0 0 L 21600 0 21600 21600 0 21600 0 0 Z N"/>
        </draw:custom-shape>
        <draw:custom-shape draw:style-name="gr11" draw:text-style-name="P4" draw:layer="Layout" svg:width="1.524cm" svg:height="0.762cm" svg:x="13.537cm" svg:y="11.7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12.9cm" svg:y="12.737cm">
          <text:p text:style-name="P4">Blocks <text:span text:style-name="T50">b</text:span></text:p>
          <draw:enhanced-geometry svg:viewBox="0 0 21600 21600" draw:type="rectangle" draw:enhanced-path="M 0 0 L 21600 0 21600 21600 0 21600 0 0 Z N"/>
        </draw:custom-shape>
        <draw:connector draw:style-name="gr6" draw:text-style-name="P4" draw:layer="layout" draw:type="curve" svg:x1="9.45cm" svg:y1="18.295cm" svg:x2="13.508cm" svg:y2="9.732cm" draw:start-shape="id47" draw:end-shape="id46" svg:d="m9450 18295c3043 0 1015-8563 4058-8563" svg:viewBox="0 0 4059 8564">
          <text:p/>
        </draw:connector>
        <draw:line draw:style-name="gr6" draw:text-style-name="P4" draw:layer="layout" svg:x1="14.322cm" svg:y1="16.348cm" svg:x2="14.322cm" svg:y2="17.364cm">
          <text:p/>
        </draw:line>
        <draw:connector draw:style-name="gr6" draw:text-style-name="P4" draw:layer="layout" draw:type="curve" svg:x1="9.404cm" svg:y1="8.579cm" svg:x2="21.48cm" svg:y2="9.29cm" draw:end-shape="id44" draw:end-glue-point="0" svg:d="m9404 8579c0 157 12076-198 12076 711" svg:viewBox="0 0 12077 712">
          <text:p/>
        </draw:connector>
        <draw:custom-shape draw:style-name="gr11" draw:text-style-name="P4" draw:layer="Layout" svg:width="1.524cm" svg:height="0.762cm" svg:x="20.747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xml:id="id44" draw:id="id44" draw:layer="Layout" svg:width="1.524cm" svg:height="0.762cm" svg:x="20.718cm" svg:y="9.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20.01cm" svg:y="10.29cm">
          <text:p text:style-name="P4">Program b</text:p>
          <draw:enhanced-geometry svg:viewBox="0 0 21600 21600" draw:type="rectangle" draw:enhanced-path="M 0 0 L 21600 0 21600 21600 0 21600 0 0 Z N"/>
        </draw:custom-shape>
        <draw:custom-shape draw:style-name="gr11" draw:text-style-name="P4" draw:layer="Layout" svg:width="1.524cm" svg:height="0.762cm" svg:x="20.747cm" svg:y="11.7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2.794cm" svg:height="1.016cm" svg:x="20.11cm" svg:y="12.676cm">
          <text:p text:style-name="P4">Blocks <text:span text:style-name="T50">b</text:span></text:p>
          <draw:enhanced-geometry svg:viewBox="0 0 21600 21600" draw:type="rectangle" draw:enhanced-path="M 0 0 L 21600 0 21600 21600 0 21600 0 0 Z N"/>
        </draw:custom-shape>
        <draw:connector draw:style-name="gr6" draw:text-style-name="P4" draw:layer="layout" draw:type="curve" svg:x1="9.45cm" svg:y1="18.295cm" svg:x2="20.718cm" svg:y2="9.671cm" draw:start-shape="id47" draw:start-glue-point="1" draw:end-shape="id44" svg:d="m9450 18295c8451 0 2817-8624 11268-8624" svg:viewBox="0 0 11269 8625">
          <text:p/>
        </draw:connector>
        <draw:custom-shape draw:style-name="gr10" draw:text-style-name="P4" draw:layer="Layout" svg:width="4.318cm" svg:height="1.524cm" svg:x="19.402cm" svg:y="14.978cm">
          <text:p text:style-name="P4">Blindingly </text:p>
          <text:p text:style-name="P4">Fas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9" presentation:class="page"/>
          <draw:frame presentation:style-name="pr2" draw:layer="layout" svg:width="17.271cm" svg:height="12.572cm" svg:x="2.159cm" svg:y="13.271cm" presentation:class="notes">
            <draw:text-box>
              <text:p>But gee whiz that looks so compilcated! …</text:p>
              <text:p>I mean, it's only one extra step <text:s/>(two, depending on how you count) ... </text:p>
              <text:p/>
              <text:p>And obviously you write it into your Makefile.</text:p>
            </draw:text-box>
          </draw:frame>
        </presentation:notes>
      </draw:page>
      <draw:page draw:name="page40" draw:style-name="dp1" draw:master-page-name="Default" presentation:presentation-page-layout-name="AL3T1">
        <draw:frame presentation:style-name="pr3" draw:layer="layout" svg:width="25.199cm" svg:height="3.506cm" svg:x="1.4cm" svg:y="0.837cm" presentation:class="title" presentation:user-transformed="true">
          <draw:text-box>
            <text:p>Who cares about Scheme?</text:p>
          </draw:text-box>
        </draw:frame>
        <draw:frame presentation:style-name="pr6" draw:layer="layout" svg:width="25.199cm" svg:height="12.179cm" svg:x="1.4cm" svg:y="4.914cm" presentation:class="outline">
          <draw:text-box>
            <text:list text:style-name="L8">
              <text:list-item>
                <text:p><text:span text:style-name="T5">C++ templates</text:span></text:p>
              </text:list-item>
            </text:list>
            <text:list text:style-name="L3">
              <text:list-item>
                <text:list>
                  <text:list-item>
                    <text:p><text:span text:style-name="T31">No eval, no compile-time IO; very restricted. </text:span></text:p>
                  </text:list-item>
                </text:list>
              </text:list-item>
            </text:list>
            <text:list text:style-name="L9">
              <text:list-item>
                <text:p>Template Haskell</text:p>
              </text:list-item>
            </text:list>
            <text:list text:style-name="L3">
              <text:list-item>
                <text:list>
                  <text:list-item>
                    <text:p>Syntax quote, unquote, eval, AST representation</text:p>
                  </text:list-item>
                </text:list>
              </text:list-item>
            </text:list>
            <text:list text:style-name="L9">
              <text:list-item>
                <text:p>MetaOcaml</text:p>
              </text:list-item>
            </text:list>
            <text:list text:style-name="L3">
              <text:list-item>
                <text:list>
                  <text:list-item>
                    <text:p>Staging annotations, unquote, eval</text:p>
                  </text:list-item>
                </text:list>
              </text:list-item>
            </text:list>
            <text:list text:style-name="L9">
              <text:list-item>
                <text:p>Scala</text:p>
              </text:list-item>
            </text:list>
            <text:list text:style-name="L3">
              <text:list-item>
                <text:list>
                  <text:list-item>
                    <text:p>Eval, AST representation, … lots of meta-programming</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4" draw:layer="layout" svg:width="17.271cm" svg:height="14.097cm" svg:x="2.159cm" svg:y="13.271cm" presentation:class="notes" presentation:user-transformed="true">
            <draw:text-box>
              <text:p>Okay but I don't care about your niche language with no applications in the real world. Can a real language do this?</text:p>
              <text:p/>
              <text:p>C++ templates can't use our technique without significant modifications.</text:p>
              <text:p/>
              <text:p>All the other languages with meta-programming support appear to have enough to easily support our system, provided they have or develop per source-expression profiling. The profiling could even be done using an external tool.</text:p>
              <text:p/>
              <text:p>Without the nifty trick Scheme can pull with treating syntax as data, I'm not sure if any of these can do profile-directed runtime decisions in the same way.</text:p>
            </draw:text-box>
          </draw:frame>
        </presentation:notes>
      </draw:page>
      <draw:page draw:name="page41" draw:style-name="dp1" draw:master-page-name="Default" presentation:presentation-page-layout-name="AL3T1">
        <draw:frame presentation:style-name="pr3" draw:layer="layout" svg:width="25.199cm" svg:height="3.506cm" svg:x="1.4cm" svg:y="0.837cm" presentation:class="title" presentation:user-transformed="true">
          <draw:text-box>
            <text:p>Profile-directed (meta-)programming<text:line-break/><text:span text:style-name="T5">Less stupid and more general: </text:span></text:p>
          </draw:text-box>
        </draw:frame>
        <draw:frame presentation:style-name="pr6" draw:layer="layout" svg:width="25.199cm" svg:height="12.179cm" svg:x="1.4cm" svg:y="4.914cm" presentation:class="outline" presentation:user-transformed="true">
          <draw:text-box>
            <text:list text:style-name="L10">
              <text:list-item>
                <text:p><text:span text:style-name="T30">An efficient, per source-expression profiler.</text:span></text:p>
                <text:list>
                  <text:list-item>
                    <text:p><text:span text:style-name="T30">It can even load multiple sets of profile data.</text:span></text:p>
                  </text:list-item>
                </text:list>
              </text:list-item>
              <text:list-item>
                <text:p><text:span text:style-name="T30">A single function to access profile information in the meta-language.</text:span></text:p>
                <text:list>
                  <text:list-item>
                    <text:p><text:span text:style-name="T30">It can even be used at runtime to do profile-directed </text:span><text:span text:style-name="T51">programming</text:span><text:span text:style-name="T52"> (no meta-).</text:span><text:span text:style-name="T30"><text:tab/></text:span></text:p>
                  </text:list-item>
                </text:list>
              </text:list-item>
              <text:list-item>
                <text:p><text:span text:style-name="T30">A workflow that ensures we can still use traditional PDO.</text:span></text:p>
              </text:list-item>
            </text:list>
          </draw:text-box>
        </draw:frame>
        <presentation:notes draw:style-name="dp2">
          <draw:page-thumbnail draw:style-name="gr2" draw:layer="layout" svg:width="13.968cm" svg:height="10.476cm" svg:x="3.81cm" svg:y="2.123cm" draw:page-number="41" presentation:class="page"/>
          <draw:frame presentation:style-name="pr2" draw:text-style-name="P3" draw:layer="layout" svg:width="17.271cm" svg:height="12.572cm" svg:x="2.159cm" svg:y="13.271cm" presentation:class="notes">
            <draw:text-box>
              <text:p text:style-name="P3"><text:span text:style-name="T11">With all of this, we can now implement </text:span><text:span text:style-name="T26">arbitrary</text:span><text:span text:style-name="T11"> meta-program optimizations, instead of duplicating effort, relying on specialized tools, or optimizing code by hand.</text:span></text:p>
              <text:p text:style-name="P3"><text:span text:style-name="T11"/></text:p>
              <text:p text:style-name="P3"><text:span text:style-name="T11">In conclusion, we can be less stupid and more general in how we use profile information.</text:span></text:p>
            </draw:text-box>
          </draw:frame>
        </presentation:notes>
      </draw:page>
      <presentation:settings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consolata-g2" svg:font-family="Inconsolata-g" style:font-family-generic="modern" style:font-pitch="fixed"/>
    <style:font-face style:name="Inconsolata-g1" svg:font-family="Inconsolata-g" style:font-family-generic="modern" style:font-pitch="variable"/>
    <style:font-face style:name="Arial" svg:font-family="Arial" style:font-family-generic="roman" style:font-pitch="variable"/>
    <style:font-face style:name="Inconsolata-g" svg:font-family="Inconsolata-g"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1"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Inconsolata-g3" svg:font-family="Inconsolata-g"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size-asian="12pt" style:language-asian="hi" style:country-asian="IN" style:font-size-complex="12pt" style:language-complex="hi" style:country-complex="IN"/>
    </style:style>
    <style:style style:name="Preformatted_20_Text" style:display-name="Preformatted Text" style:family="graphic">
      <style:paragraph-properties fo:margin-top="0cm" fo:margin-bottom="0cm" style:text-autospace="none"/>
      <style:text-properties style:font-name="Inconsolata-g2" fo:font-family="Inconsolata-g" style:font-family-generic="modern" style:font-pitch="fixed" fo:font-size="10pt" style:font-name-asian="Inconsolata-g2" style:font-family-asian="Inconsolata-g" style:font-family-generic-asian="modern" style:font-pitch-asian="fixed" style:font-size-asian="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opacity="50%" draw:auto-grow-height="false" draw:fit-to-size="shrink-to-fit"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00" style:text-outline="false" style:text-line-through-styl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color="#000000"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Nimbus Sans L" fo:font-family="'Nimbus Sans 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4T10:55:37.670644872</meta:creation-date>
    <dc:date>2013-11-05T22:07:12.432917728</dc:date>
    <meta:editing-duration>P1DT8H12M17S</meta:editing-duration>
    <meta:editing-cycles>37</meta:editing-cycles>
    <meta:generator>LibreOffice/4.1.3.2$Linux_X86_64 LibreOffice_project/410m0$Build-2</meta:generator>
    <meta:document-statistic meta:object-count="381"/>
  </office:meta>
</office:document-meta>
</file>